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New"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92" style:family="paragraph" style:parent-style-name="Text_20_body">
      <style:paragraph-properties fo:margin-left="0cm" fo:margin-right="0cm" fo:text-align="center"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3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3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3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3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3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38" style:family="paragraph" style:parent-style-name="Text_20_body">
      <style:paragraph-properties fo:text-align="justify" style:justify-single-word="false"/>
    </style:style>
    <style:style style:name="P13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Text_20_body">
      <style:text-properties fo:language="ru" fo:country="RU"/>
    </style:style>
    <style:style style:name="P141" style:family="paragraph" style:parent-style-name="Text_20_body">
      <style:text-properties fo:language="en" fo:country="US"/>
    </style:style>
    <style:style style:name="P142" style:family="paragraph" style:parent-style-name="Text_20_body">
      <style:paragraph-properties fo:background-color="#eeeeee">
        <style:background-image/>
      </style:paragraph-properties>
    </style:style>
    <style:style style:name="P143" style:family="paragraph" style:parent-style-name="Text_20_body">
      <style:paragraph-properties fo:background-color="#eeeeee">
        <style:background-image/>
      </style:paragraph-properties>
      <style:text-properties fo:language="en" fo:country="US"/>
    </style:style>
    <style:style style:name="P144" style:family="paragraph" style:parent-style-name="First_20_line_20_indent">
      <style:text-properties fo:language="ru" fo:country="RU"/>
    </style:style>
    <style:style style:name="P145" style:family="paragraph" style:parent-style-name="First_20_line_20_indent">
      <style:text-properties fo:font-size="15pt" fo:language="ru" fo:country="RU" style:font-size-asian="15pt" style:font-size-complex="15pt"/>
    </style:style>
    <style:style style:name="P146" style:family="paragraph" style:parent-style-name="First_20_line_20_indent">
      <style:text-properties fo:font-size="12pt" fo:language="ru" fo:country="RU" style:font-size-asian="12pt" style:font-size-complex="12pt"/>
    </style:style>
    <style:style style:name="P147" style:family="paragraph" style:parent-style-name="Text_20_body">
      <style:paragraph-properties fo:margin-left="0cm" fo:margin-right="0cm" fo:text-align="justify" style:justify-single-word="false" fo:text-indent="0cm" style:auto-text-indent="false"/>
    </style:style>
    <style:style style:name="P14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49" style:family="paragraph" style:parent-style-name="Text_20_body">
      <style:paragraph-properties fo:margin-left="0cm" fo:margin-right="0cm" fo:text-align="center" style:justify-single-word="false" fo:text-indent="0cm" style:auto-text-indent="false"/>
    </style:style>
    <style:style style:name="P15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5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2"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5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5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5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5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5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58" style:family="paragraph" style:parent-style-name="Footnote">
      <style:paragraph-properties fo:margin-left="0cm" fo:margin-right="0cm" fo:text-indent="0cm" style:auto-text-indent="false"/>
      <style:text-properties fo:language="en" fo:country="US"/>
    </style:style>
    <style:style style:name="P159" style:family="paragraph" style:parent-style-name="Footnote">
      <style:text-properties fo:language="en" fo:country="US"/>
    </style:style>
    <style:style style:name="P160" style:family="paragraph" style:parent-style-name="Footnote">
      <style:text-properties fo:language="ru" fo:country="RU"/>
    </style:style>
    <style:style style:name="P161" style:family="paragraph" style:parent-style-name="Footnote">
      <style:text-properties style:use-window-font-color="true" fo:language="ru" fo:country="RU"/>
    </style:style>
    <style:style style:name="P16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6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6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6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6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6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68" style:family="paragraph" style:parent-style-name="Text_20_body">
      <style:paragraph-properties loext:contextual-spacing="false" fo:margin-top="0cm" fo:margin-bottom="0.212cm" fo:text-align="justify" style:justify-single-word="false"/>
      <style:text-properties fo:language="en" fo:country="US"/>
    </style:style>
    <style:style style:name="P169" style:family="paragraph" style:parent-style-name="Standard">
      <style:text-properties fo:font-style="italic" style:font-style-asian="italic" style:font-style-complex="italic"/>
    </style:style>
    <style:style style:name="P17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71" style:family="paragraph" style:parent-style-name="Heading_20_1">
      <style:paragraph-properties fo:margin-left="0cm" fo:margin-right="0cm" fo:text-align="center" style:justify-single-word="false" fo:text-indent="0.499cm" style:auto-text-indent="false"/>
    </style:style>
    <style:style style:name="P172" style:family="paragraph" style:parent-style-name="Heading_20_1">
      <style:paragraph-properties fo:background-color="#eeeeee">
        <style:background-image/>
      </style:paragraph-properties>
    </style:style>
    <style:style style:name="P173" style:family="paragraph" style:parent-style-name="Heading_20_2">
      <style:text-properties fo:language="en" fo:country="US"/>
    </style:style>
    <style:style style:name="P174" style:family="paragraph" style:parent-style-name="Heading_20_2">
      <style:text-properties fo:language="ru" fo:country="RU"/>
    </style:style>
    <style:style style:name="P175" style:family="paragraph" style:parent-style-name="Heading_20_2">
      <style:paragraph-properties fo:text-align="justify" style:justify-single-word="false"/>
    </style:style>
    <style:style style:name="P176" style:family="paragraph" style:parent-style-name="Heading_20_2">
      <style:paragraph-properties fo:background-color="#eeeeee">
        <style:background-image/>
      </style:paragraph-properties>
    </style:style>
    <style:style style:name="P177" style:family="paragraph" style:parent-style-name="Heading_20_2">
      <style:paragraph-properties loext:contextual-spacing="false" fo:background-color="#eeeeee">
        <style:background-image/>
      </style:paragraph-properties>
      <style:text-properties fo:language="ru" fo:country="RU"/>
    </style:style>
    <style:style style:name="P178" style:family="paragraph" style:parent-style-name="Heading_20_3">
      <style:text-properties fo:language="ru" fo:country="RU"/>
    </style:style>
    <style:style style:name="P17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8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81" style:family="paragraph" style:parent-style-name="Text_20_body" style:list-style-name="L1">
      <style:paragraph-properties fo:text-align="justify" style:justify-single-word="false"/>
    </style:style>
    <style:style style:name="P182" style:family="paragraph" style:parent-style-name="Text_20_body" style:list-style-name="L1">
      <style:paragraph-properties fo:text-align="justify" style:justify-single-word="false"/>
      <style:text-properties fo:language="ru" fo:country="RU"/>
    </style:style>
    <style:style style:name="P183" style:family="paragraph" style:parent-style-name="Text_20_body" style:list-style-name="L2">
      <style:paragraph-properties fo:text-align="justify" style:justify-single-word="false"/>
      <style:text-properties fo:language="ru" fo:country="RU"/>
    </style:style>
    <style:style style:name="P184" style:family="paragraph" style:parent-style-name="Text_20_body" style:list-style-name="L3">
      <style:text-properties fo:language="ru" fo:country="RU"/>
    </style:style>
    <style:style style:name="P185" style:family="paragraph" style:parent-style-name="Text_20_body" style:list-style-name="L3">
      <style:text-properties fo:language="ru" fo:country="RU" fo:background-color="#ffff00"/>
    </style:style>
    <style:style style:name="P18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8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88" style:family="paragraph" style:parent-style-name="Text_20_body" style:list-style-name="L5">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89" style:family="paragraph" style:parent-style-name="Text_20_body" style:list-style-name="L5">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language="en" fo:country="US"/>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30" style:family="text">
      <style:text-properties fo:color="#800000"/>
    </style:style>
    <style:style style:name="T31" style:family="text">
      <style:text-properties fo:color="#ff6600"/>
    </style:style>
    <style:style style:name="T32" style:family="text">
      <style:text-properties fo:color="#ff6600" fo:language="ru" fo:country="RU"/>
    </style:style>
    <style:style style:name="T33" style:family="text">
      <style:text-properties fo:font-weight="bold" style:font-weight-asian="bold" style:font-weight-complex="bold"/>
    </style:style>
    <style:style style:name="T34" style:family="text">
      <style:text-properties fo:font-weight="bold" fo:background-color="transparent" style:font-weight-asian="bold" style:font-weight-complex="bold" loext:char-shading-value="0"/>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ru" fo:country="RU" fo:font-style="normal" fo:background-color="transparent" style:font-style-asian="normal" style:font-style-complex="normal" loext:char-shading-value="0"/>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ru" fo:country="RU" fo:font-style="italic" fo:font-weight="normal" style:font-style-asian="italic" style:font-weight-asian="normal" style:font-style-complex="italic"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ru" fo:country="RU" fo:background-color="transparent" loext:char-shading-value="0"/>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background-color="transparent" style:font-style-asian="normal" style:font-style-complex="normal" loext:char-shading-value="0"/>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style:use-window-font-color="true" fo:background-color="transparent" loext:char-shading-value="0"/>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0000ff" fo:language="ru" fo:country="RU"/>
    </style:style>
    <style:style style:name="T62" style:family="text">
      <style:text-properties fo:color="#3333ff"/>
    </style:style>
    <style:style style:name="T63" style:family="text">
      <style:text-properties fo:color="#3333ff" fo:language="en" fo:country="US"/>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1" text:outline-level="1">Последний фанфик</text:h>
      <text:p text:style-name="P1"><text:span text:style-name="T1">&lt;</text:span><text:span text:style-name="T61">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9">&lt;</text:span><text:span text:style-name="T53">Э</text:span><text:span text:style-name="T29">пизод в Кантерлоте, где Луна составляет невысокое мнение об умственных способностях Макса</text:span><text:span text:style-name="T49">&gt;</text:span></text:p>
      <text:p text:style-name="P42">&lt;<text:span text:style-name="T25">Глава про то, как Селестия пытается определить, чего хочет Макс </text:span>&lt;<text:span text:style-name="T1">и </text:span><text:span text:style-name="T25">ест ванильное мороженное</text:span>&gt;<text:span text:style-name="T25">.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5">&gt;</text:span></text:p>
      <text:p text:style-name="P42">&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6">&lt;<text:span text:style-name="T25">Селестия лечит Макса в Кантерлоте от болячек и наркозависимости по-настоящему </text:span><text:span text:style-name="T24">(</text:span><text:span text:style-name="T25">перебирает на себя его болячки</text:span><text:span text:style-name="T24">)</text:span><text:span text:style-name="T25">.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6">&lt;<text:span text:style-name="T1">Сел показывает и даёт прочувствовать Максу корректировку орбиты Эквуса («подъём» Солнца)</text:span>&gt;</text:p>
      <text:p text:style-name="P4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6">&lt;Сел пытается научить Макса телепортации, и он телепортирует Агамемнона в пещеру под Кантерлотом&gt;</text:p>
      <text:p text:style-name="P57"><text:span text:style-name="T11">&lt;Луна - </text:span><text:span text:style-name="T24">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7">&lt;Добавить эпизод подбора снаряги перед опасным заданием&gt;</text:p>
      <text:p text:style-name="P81">Таймлайн <text:span text:style-name="T11">(</text:span>события через 10 лет после Обмена): </text:p>
      <text:p text:style-name="P81">Год 2143 ПВ <text:span text:style-name="T11">(AU -?)</text:span></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1">29-е мая — встреча с Индиго. Прогулка с Селестией по парку. Муравьи под накрупником</text:p>
      <text:p text:style-name="P81">30-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1">&lt;</text:span>7<text:span text:style-name="T11">-</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1">&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1">&lt;</text:span>28-е июня<text:span text:style-name="T11"> </text:span>- попытка отослать письмо Селестии через Спайка</text:p>
      <text:p text:style-name="P81">30-е июня — выезд из Понивилля</text:p>
      <text:p text:style-name="P81"><text:soft-page-break/>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1"> </text:span>Провал Груммингтона. Отбытие с Груммингтона</text:p>
      <text:p text:style-name="P81"><text:span text:style-name="T11">&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1">[</text:span>21-е июля<text:span text:style-name="T11">]</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Прочитанные фанфики</text:h>
      <text:h text:style-name="Heading_20_3" text:outline-level="3">Эпичные</text:h>
      <text:p text:style-name="P140">Обмен ( <text:a xlink:type="simple" xlink:href="https://darkpony.ru/obmen/" text:style-name="Internet_20_link" text:visited-style-name="Visited_20_Internet_20_Link">https://darkpony.ru/obmen/</text:a> )</text:p>
      <text:p text:style-name="P141">I Dream Of Luna</text:p>
      <text:p text:style-name="P140">Розовые глазки</text:p>
      <text:p text:style-name="P14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47"/>
      <text:h text:style-name="Heading_20_2" text:outline-level="2">Идеи</text:h>
      <text:list xml:id="list3921239240189830298" text:style-name="L1">
        <text:list-item>
          <text:p text:style-name="P181">добавить детектив <text:span text:style-name="T1">(реализовано)</text:span>+ магические уроки/трактаты Старсвирла (реализовано)</text:p>
        </text:list-item>
        <text:list-item>
          <text:p text:style-name="P182">Терра несколько раз пытается убить Макса (один раз — в аквапарке). Несколько раз Макса спасает Селестия (даёт приказы Нексусу)</text:p>
        </text:list-item>
        <text:list-item>
          <text:p text:style-name="P182">Книги:</text:p>
        </text:list-item>
      </text:list>
      <text:list xml:id="list8798950291156792317" text:style-name="L2">
        <text:list-item>
          <text:p text:style-name="P183">«Великие грифоны прошлого» - из канона (5<text:span text:style-name="T11">s8e)</text:span></text:p>
        </text:list-item>
        <text:list-item>
          <text:p text:style-name="P183">«Высшие заклинания в повседневном использовании: от песчинки до дворца»</text:p>
        </text:list-item>
        <text:list-item>
          <text:p text:style-name="P186">«Малоизвестные аспекты магии трансформаций»</text:p>
        </text:list-item>
        <text:list-item>
          <text:p text:style-name="P18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83">Дасти Вейфарер «Зебрианская культура, быт и фольклор»</text:p>
        </text:list-item>
        <text:list-item>
          <text:p text:style-name="P183">«Краткая история Эквестрии»</text:p>
        </text:list-item>
        <text:list-item>
          <text:p text:style-name="P183">«Шедевры архитектуры Эквестрии» с разделом о Кантерлотском Королевском Дворце</text:p>
        </text:list-item>
        <text:list-item>
          <text:p text:style-name="P183">«Великие дела и великие чары». Страница 893: …</text:p>
        </text:list-item>
        <text:list-item>
          <text:p text:style-name="P183">«<text:span text:style-name="T68">Природа Проклятий</text:span>» - обмен</text:p>
        </text:list-item>
        <text:list-item>
          <text:p text:style-name="P183"><text:span text:style-name="T68">«Магия для Чайников»</text:span> - обмен</text:p>
        </text:list-item>
        <text:list-item>
          <text:p text:style-name="P183"><text:span text:style-name="T68">«Энциклопедия Арканум»</text:span> - обмен</text:p>
        </text:list-item>
        <text:list-item>
          <text:p text:style-name="P183">«О Гейсах» - обмен</text:p>
        </text:list-item>
        <text:list-item>
          <text:p text:style-name="P183"><text:soft-page-break/>«<text:span text:style-name="T68">Тайны Тайных Наук</text:span>» - обмен</text:p>
        </text:list-item>
        <text:list-item>
          <text:p text:style-name="P186">«Основы Заклятий» - обмен</text:p>
        </text:list-item>
        <text:list-item>
          <text:p text:style-name="P18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177903863626949785" text:style-name="L3">
        <text:list-item>
          <text:p text:style-name="P18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8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85">Селестия — переменчивая пони. В одно время не строгая, а в другое может быть такой, что страшно становится</text:p>
        </text:list-item>
        <text:list-item>
          <text:p text:style-name="P184">У Селестии были такие элементы гармонии: Магия, Доброта, Смех. У Луны — Верность, Честность, Щедрость. (ксенофазия)</text:p>
        </text:list-item>
        <text:list-item>
          <text:p text:style-name="P18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84">Около 820-ти лет назад будущий маг Лайтнинг Стар поступил на обучение к наставнику Тииспоту</text:p>
        </text:list-item>
        <text:list-item>
          <text:p text:style-name="P18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8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8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84">У Селестии грива и хвост развеваются и переливаются от магического шампуня</text:p>
        </text:list-item>
        <text:list-item>
          <text:p text:style-name="P184">Тело Селестии очень крепкое — может выдержать несколько тонн земли</text:p>
        </text:list-item>
        <text:list-item>
          <text:p text:style-name="P184">Дискорд намного старше принцесс, его магия сильнее ихней на голову</text:p>
        </text:list-item>
        <text:list-item>
          <text:p text:style-name="P184">Луна младше Селестии на 3 года. Сёстрам около 5000 лет. <text:span text:style-name="T68">По другим данным, Селестии около 2500 лет (Обмен).</text:span></text:p>
        </text:list-item>
        <text:list-item>
          <text:p text:style-name="P184">Принцессы начали войну с Дискордом в возрасте, когда им было около 700 лет — и продолжалась война почти сто лет</text:p>
        </text:list-item>
        <text:list-item>
          <text:p text:style-name="P184">Самый главный враг сестёр и Дискорда — скука</text:p>
        </text:list-item>
        <text:list-item>
          <text:p text:style-name="P184">В Эквестрии на одного жеребца приходится четыре - пять кобыл</text:p>
        </text:list-item>
        <text:list-item>
          <text:p text:style-name="P18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84">Селестия в первые полторы тысячи лет путешествовала — и заварила несколько войн (две — с Эквестрией, в одной была против Луны)</text:p>
        </text:list-item>
        <text:list-item>
          <text:p text:style-name="P184">Настоящий цвет гривы Селестии — клубнично-розовая. Радужный цвет гривы и хвоста поддерживается магией</text:p>
        </text:list-item>
        <text:list-item>
          <text:p text:style-name="P184"><text:soft-page-break/>Кроме Дискорда, старше сестёр ещё старейшина драконов</text:p>
        </text:list-item>
        <text:list-item>
          <text:p text:style-name="P184">Кэйденс не прожила и 60-ти лет и является низкорожденной</text:p>
        </text:list-item>
        <text:list-item>
          <text:p text:style-name="P18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84">Народ тихо фигел от нововведений и с ещё большим ожесточением продолжал делать по-своему</text:p>
        </text:list-item>
        <text:list-item>
          <text:p text:style-name="P18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8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84">Когда пони женятся, они обмениваются ножными браслетами</text:p>
        </text:list-item>
        <text:list-item>
          <text:p text:style-name="P184">Светилами, кроме сестёр, могут управлять единороги (группы), Дискорд, Твайлайт и Старсвирл</text:p>
        </text:list-item>
        <text:list-item>
          <text:p text:style-name="P184">Королева Кризалис — правительница Зелёной Долины</text:p>
        </text:list-item>
        <text:list-item>
          <text:p text:style-name="P184">Мать Луны и Селестии — аликорн Лорен. Мать Дискорда — Алиса (пони-человек)</text:p>
        </text:list-item>
        <text:list-item>
          <text:p text:style-name="P18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3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3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38">Искусственный интеллект. Создан Владом и Максом. Разработан для управления корпорациями.</text:p>
      <text:h text:style-name="Heading_20_3" text:outline-level="3">Норф</text:h>
      <text:p text:style-name="P13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3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3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3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3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3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4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4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4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4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4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4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4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47">Единорог. Холост, молод, мечтателен. Живёт в Кантерлоте. В свободное время рисует облака.</text:p>
      <text:h text:style-name="Heading_20_3" text:outline-level="3">Алекс</text:h>
      <text:p text:style-name="P147">Менеджер проектов, над одним из которых (Нексус) работает Макс.</text:p>
      <text:h text:style-name="Heading_20_3" text:outline-level="3"><text:soft-page-break/>Ростик</text:h>
      <text:p text:style-name="P147">Лидер команды тестировщиков</text:p>
      <text:h text:style-name="Heading_20_3" text:outline-level="3">Стас</text:h>
      <text:p text:style-name="P147">Программист-новичок в команде Макса.</text:p>
      <text:h text:style-name="Heading_20_3" text:outline-level="3">Рома</text:h>
      <text:p text:style-name="P147">Программист в команде UI-программистов</text:p>
      <text:h text:style-name="Heading_20_3" text:outline-level="3">Анджела</text:h>
      <text:p text:style-name="P147">Сисадмин. Флиртует с Максом.</text:p>
      <text:p text:style-name="P147"/>
      <text:h text:style-name="Heading_20_2" text:outline-level="2">Положения</text:h>
      <text:p text:style-name="P14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73" text:outline-level="2">1. Терра</text:h>
      <text:p text:style-name="P27">музыка - кондовая электронная, холодная и отчаянная (Electronics “Disappointed”)</text:p>
      <text:p text:style-name="P28">или из Донни Дарко</text:p>
      <text:p text:style-name="P29">&lt;Mission Impossible theme ?&gt;</text:p>
      <text:p text:style-name="P29">&lt;Pink Floyd “Another Brick In The Wall”&gt;</text:p>
      <text:p text:style-name="P14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5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5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1">RnD-</text:span><text:span text:style-name="T1">зоны</text:span><text:span text:style-name="T1"><text:note text:id="ftn3" text:note-class="footnote"><text:note-citation>3</text:note-citation><text:note-body><text:p text:style-name="P15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8">Введём-ка парочку <text:span text:style-name="T1">общих</text:span> вопросов <text:span text:style-name="T1">для разминки</text:span>.</text:p>
      <text:p text:style-name="P38"/>
      <text:p text:style-name="P78"><text:span text:style-name="T11">– Нэш, к</text:span>ак называется наш проект?</text:p>
      <text:p text:style-name="P76"><text:span text:style-name="T8">– </text:span><text:span text:style-name="T70">Дайсон.</text:span></text:p>
      <text:p text:style-name="P76"><text:span text:style-name="T8">– </text:span><text:span text:style-name="T70">Сколько тебе лет?</text:span></text:p>
      <text:p text:style-name="P76"><text:span text:style-name="T8">– </text:span><text:span text:style-name="T70">Два года с начала запуска кластера.</text:span></text:p>
      <text:p text:style-name="P76"><text:span text:style-name="T8">– </text:span><text:span text:style-name="T70">Какой сейчас год?</text:span></text:p>
      <text:p text:style-name="P76"><text:span text:style-name="T8">– </text:span><text:span text:style-name="T70">202</text:span><text:span text:style-name="T8">1</text:span><text:span text:style-name="T70">-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78"><text:span text:style-name="T36">–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5">, </text:span><text:span text:style-name="T5">в некоем городе живёт брадобрей, который бреет всех людей, которые не бреются сами. Вопрос: кто бреет брадобрея</text:span><text:span text:style-name="T65">?</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3">incompartible interface Analytics v.0.93 beta</text:span>”</text:p>
      <text:p text:style-name="P38">Ага, уже теплее.</text:p>
      <text:p text:style-name="P38"/>
      <text:p text:style-name="P76"><text:span text:style-name="T8">– Нэш</text:span><text:span text:style-name="T70">,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text:soft-page-break/>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1">–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1">.</text:span></text:p>
      <text:p text:style-name="P51"/>
      <text:p text:style-name="P98">Бип-бип-бип.</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49">***</text:p>
      <text:p text:style-name="P14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text:soft-page-break/>–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9">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6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soft-page-break/>***</text:p>
      <text:p text:style-name="P2"/>
      <text:p text:style-name="P1">Грохот улицы не достигал крыши 34-хэтажного корпуса <text:span text:style-name="T24">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3">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59">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9">Музыка быстрая, тревожная, надорваная и печальная (Pet Shop Boys “So Hard” ?)</text:p>
      <text:p text:style-name="P30"/>
      <text:p text:style-name="P88"><text:span text:style-name="T11">&lt;</text:span><text:span text:style-name="T1">Описание полёта через Эогипп. Удивлённый взгляд Анакорна</text:span><text:span text:style-name="T11">&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5">…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5">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5">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 </text:span><text:span text:style-name="T1">Сахарная Ватка</text:span><text:span text:style-name="T5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60">Спи, сестра моя родная,<text:line-break/>Спи. Усни.<text:line-break/>Крыльями тебя укрою,<text:line-break/>Спи. Усни.</text:p><text:p text:style-name="P160"><text:tab/>В чаще тёмной волки воют,<text:line-break/>Спи. Усни.</text:p><text:p text:style-name="P160"><text:tab/>В мрачном замке духи ноют,<text:line-break/>Спи. Усни.</text:p><text:p text:style-name="P160"><text:tab/>Сказки вечность нам читает,<text:line-break/>Спи. Усни.<text:line-break/>День осенний угасает,<text:line-break/>Спи. Усни.<text:line-break/>Помни только в сне глубоком,</text:p><text:p text:style-name="P16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5">,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oft-page-break/><text:span text:style-name="T11">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9142210227802944805" text:style-name="L4">
        <text:list-item>
          <text:p text:style-name="P18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8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8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8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58"><text:s/>Сколько страниц сегодня нахреначили?</text:p><text:p text:style-name="P159">– <text:span text:style-name="T1">Восемь, учитель!</text:span></text:p><text:p text:style-name="P159">–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7"><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text:soft-page-break/>– “Лорен” я сделал на базе <text:span text:style-name="T35">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5">парящие платформы.</text:span> Но дворцовым бюрократам необязательно ж знать, КАК я их уничтожаю, хе-хе! Некоторые из <text:span text:style-name="T35">платформ </text:span><text:span text:style-name="T3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5"> И никто ж не догадывался, что она </text:span><text:span text:style-name="T36">сделана по королевскому заказу</text:span><text:span text:style-name="T35">! Её </text:span><text:span text:style-name="T36">Солнечное </text:span><text:span text:style-name="T35"><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60">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text:soft-page-break/>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2">–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text:soft-page-break/>Селестия нахмурилась и угрожающе подняла крылья.</text:p>
      <text:p text:style-name="P52"><text:span text:style-name="T11">– </text:span>Не забывай, человек, я — могущественный маг и правитель Эквестрии. Ко мне нужно относиться с должным уважением!</text:p>
      <text:p text:style-name="P52"><text:span text:style-name="T11">– </text:span>А то что? Превратишь в жабу? Сошлёшь на Луну? Убьёшь нахер?</text:p>
      <text:p text:style-name="P52">Аликорница сникла. Уши её опустились.</text:p>
      <text:p text:style-name="P52"><text:span text:style-name="T11">– </text:span>Макс, не надо... Ты же знаешь, я этого не сделаю.</text:p>
      <text:p text:style-name="P52"><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2"><text:span text:style-name="T11">Аликорница уселась н</text:span>а пол <text:span text:style-name="T11">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2"><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1">– </text:span>Вот, читай отсюда. <text:span text:style-name="T11">–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4">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text:soft-page-break/>–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74" text:outline-level="2"><text:span text:style-name="T11">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60">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5">Селестия достаёт из потайной щели свиток с мыслями Селестии</text:span><text:span text:style-name="T24">`<text:tab/>`</text:span>&gt;</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text:soft-page-break/>–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text:soft-page-break/></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73" text:outline-level="2">6. Стыд</text:h>
      <text:p text:style-name="P52">&lt;<text:span text:style-name="T89">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text:soft-page-break/>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2">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7">—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1">— умение делегировать полномочия. Вечером того же дня я села за письменный стол.</text:span></text:p>
      <text:p text:style-name="P42">“<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1">—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text:soft-page-break/>–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1">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2"><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2">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46">— вся архитектура явно </text:span><text:span text:style-name="T37">была </text:span><text:span text:style-name="T46">заточена под крылатых. Таких, для которых приземлиться на балкон в тронном зале или уйти через портик на крыше</text:span><text:span text:style-name="T64"> </text:span><text:span text:style-name="T46">—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text:span><text:span text:style-name="T37">упором в виде </text:span><text:span text:style-name="T46">голов</text:span><text:span text:style-name="T37">ы</text:span><text:span text:style-name="T4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6"> </text:span><text:span text:style-name="T37">Его центр занимал высокий </text:span><text:span text:style-name="T46">кругл</text:span><text:span text:style-name="T37">ый</text:span><text:span text:style-name="T46"> </text:span><text:span text:style-name="T37">футон</text:span><text:span text:style-name="T46"> </text:span><text:span text:style-name="T37">с</text:span><text:span text:style-name="T46"> велик</text:span><text:span text:style-name="T37">им</text:span><text:span text:style-name="T46"> множество</text:span><text:span text:style-name="T37">м</text:span><text:span text:style-name="T46"> подушек. Среди них я с удивлением заметил плюшевую единорожку </text:span><text:span text:style-name="T37">фиолетового</text:span><text:span text:style-name="T46">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text:soft-page-break/>–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61">Мне печалиться не стоит</text:p><text:p text:style-name="P161">Жизнь прекрасна и ярка</text:p><text:p text:style-name="P161">Телом молода, душою —</text:p><text:p text:style-name="P161">Как дракон морской мудра</text:p><text:p text:style-name="P161"/><text:p text:style-name="P161">Я видала взлёт империй,</text:p><text:p text:style-name="P161">Я жила среди легенд,</text:p><text:p text:style-name="P161">Древней магии мистерий</text:p><text:p text:style-name="P161">Я прилежнейший студент</text:p><text:p text:style-name="P161"/><text:p text:style-name="P161">Обожаема народом,</text:p><text:p text:style-name="P161">Уважаема врагом,</text:p><text:p text:style-name="P161">Но друзей моих немного,</text:p><text:p text:style-name="P161">Гложет душу холодом</text:p><text:p text:style-name="P161"/><text:p text:style-name="P161">Одинока и печальна,</text:p><text:p text:style-name="P161">Недоступна и строга,</text:p><text:p text:style-name="P161">Потеряла изначальный</text:p><text:p text:style-name="P161">Смысл жизни навсегда</text:p><text:p text:style-name="P161"/><text:p text:style-name="P161">Жизнь моя теперь публична,</text:p><text:p text:style-name="P161">Жизнь моя теперь для всех,</text:p><text:p text:style-name="P161">В этом — горе, в этом — счастье,</text:p><text:p text:style-name="P16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1">–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1">–</text:span> А водку у вас принято пить?</text:p>
      <text:p text:style-name="P40"><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2"><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1">– Это ты называешь “дружбой”? – с </text:span>улыбкой хмыкнул<text:span text:style-name="T11"> я. – </text:span>Мне нравится твоё чувство юмора.</text:p>
      <text:p text:style-name="P52">Аликорница нахмурилась.</text:p>
      <text:p text:style-name="P52"><text:span text:style-name="T11">–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6">– </text:span><text:span text:style-name="T37">Говорят, в Додж-сити почти не осталось жителей. В местном депо перестали обслуживать паровозы из-за отсутствия рабочих. Старик </text:span><text:span text:style-name="T46">–</text:span><text:span text:style-name="T3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6">– </text:span><text:span text:style-name="T51">А из Пинто Крика уже месяц нет новостей...</text:span></text:p>
      <text:p text:style-name="P3"><text:span text:style-name="T46">– </text:span><text:span text:style-name="T5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51">– </text:span>“<text:span text:style-name="T1">Что я могу сделать, чтобы вернуть всё назад?</text:span>”</text:p>
      <text:p text:style-name="P16"><text:span text:style-name="T51">– </text:span><text:span text:style-name="T37">Так и сказала?</text:span></text:p>
      <text:p text:style-name="P1"><text:span text:style-name="T46">– </text:span><text:span text:style-name="T37">Да, </text:span><text:span text:style-name="T38">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1">– </text:span><text:span text:style-name="T37">Что бы это значило, Флер?</text:span></text:p>
      <text:p text:style-name="P16"><text:span text:style-name="T51">– </text:span><text:span text:style-name="T3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7">&lt;</text:span><text:span text:style-name="T67">Mark Knopfler - </text:span><text:span text:style-name="T66">Hill Farmer's Blues</text:span><text:span text:style-name="T47">&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1">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6">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6">–</text:span><text:span text:style-name="T37">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7">пони-</text:span><text:span text:style-name="T46">исчезновений уже год. Почту за честь работать </text:span><text:span text:style-name="T37">под твоим руководством</text:span><text:span text:style-name="T46">. Подожди немного, я </text:span><text:span text:style-name="T37">от</text:span><text:span text:style-name="T46">систематизирую нужную информацию и расскажу тебе, насколько далеко смогла продвинуться.</text:span></text:p>
      <text:p text:style-name="P40">“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50"><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2"><text:span text:style-name="T11">–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1">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5">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4">—</text:span><text:span text:style-name="T15">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9">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7">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0">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5">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1">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6"> </text:span><text:span text:style-name="T37">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6">– Я </text:span><text:span text:style-name="T51">всегда буду оставаться в тени. </text:span><text:span text:style-name="T46">– </text:span><text:span text:style-name="T51">хлюпала единорожка. </text:span><text:span text:style-name="T46">– </text:span><text:span text:style-name="T51">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52"><text:span text:style-name="T11">– Если </text:span>только <text:span text:style-name="T11">их правильно вызывают. – </text:span>пробурчал Спайк, возвращаясь в корзинку.</text:p>
      <text:p text:style-name="P40"><text:span text:style-name="T11">–</text:span> <text:span text:style-name="T1">Эмм. </text:span>Что он имел ввиду?</text:p>
      <text:p text:style-name="P40"><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0"><text:span text:style-name="T11">– </text:span><text:span text:style-name="T1">Да, завершилось всё препаршиво. Принцесса Луна сказала, лучше бы её обратно на Луну закинули.</text:span></text:p>
      <text:p text:style-name="P40"><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1">– </text:span><text:span text:style-name="T1">Хм. Нет.</text:span></text:p>
      <text:p text:style-name="P40"><text:span text:style-name="T11">– </text:span><text:span text:style-name="T1">А друзья?</text:span></text:p>
      <text:p text:style-name="P40"><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6">— </text:span><text:span text:style-name="T3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7">.</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3">Чужестранец-примат разбил сердце нашей обожаемой Селестии! Двор в отчаянии </text:span><text:span text:style-name="T14">—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1">– </text:span>Привет, Эй-Джей! У тебя проблемы?</text:p>
      <text:p text:style-name="P52"><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1">–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1">–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1">– Г</text:span>отово. Принимай работу, хозяйка!</text:p>
      <text:p text:style-name="P52">Эпплджек стиснула меня в сокрушающих объятиях.</text:p>
      <text:p text:style-name="P52"><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1">–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1">–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7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7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1">– </text:span>Свободно? <text:span text:style-name="T11">– </text:span>спросил я у единственной пони, сидящей за столиком.</text:p>
      <text:p text:style-name="P52"><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1">– <text:s/></text:span>Пирог с грибами, яишницу и чизкейк<text:span text:style-name="T11"> – </text:span>сообщил я подошедшей официантке.</text:p>
      <text:p text:style-name="P52"><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2"><text:span text:style-name="T11">–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1">– </text:span>Вы, наверное, ждёте кого-то?</text:p>
      <text:p text:style-name="P54"><text:span text:style-name="T11">– </text:span>Неа.</text:p>
      <text:p text:style-name="P54"><text:span text:style-name="T11">– </text:span>Просто обедаете?</text:p>
      <text:p text:style-name="P54"><text:span text:style-name="T11">– </text:span>Неа.</text:p>
      <text:p text:style-name="P54"><text:span text:style-name="T11">– </text:span>Просто сидите и мрачно смотрите на меня?</text:p>
      <text:p text:style-name="P54"><text:span text:style-name="T11">– </text:span>Неа.</text:p>
      <text:p text:style-name="P54">Хм, а эта пони не из разговорчивых. Ну ладно.</text:p>
      <text:p text:style-name="P54"><text:span text:style-name="T11">– </text:span>А что же вы делаете?</text:p>
      <text:p text:style-name="P54"><text:span text:style-name="T11">– </text:span>Веселюсь. <text:span text:style-name="T11">– </text:span>мрачно заявила пони.</text:p>
      <text:p text:style-name="P54"><text:span text:style-name="T11">–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1">–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1">– </text:span>Мы с вами раньше встречались?</text:p>
      <text:p text:style-name="P54"><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1">– </text:span>Оставь, Салвер.<text:span text:style-name="T11"> </text:span>Ему за счёт заведения.</text:p>
      <text:p text:style-name="P52"><text:span text:style-name="T11">– </text:span>Ясно, мисс Пинки. <text:span text:style-name="T11">– </text:span>официантка кивнула и ушла.</text:p>
      <text:p text:style-name="P52"><text:span text:style-name="T11">– Ч</text:span>его-о-о?<text:span text:style-name="T11"> </text:span>Так это твой бар?</text:p>
      <text:p text:style-name="P52"><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2"><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1">– </text:span>У меня есть идея получше. <text:span text:style-name="T11">– </text:span>на свет показалась фляга Большого Макинтоша.</text:p>
      <text:p text:style-name="P52"><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1">– </text:span>Починил телегу. Только молчок про самогон, раз уж ты в курсе. <text:span text:style-name="T11">– </text:span>я разлил сидр по чашкам.</text:p>
      <text:p text:style-name="P52"><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1">–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1">– У </text:span>тебя такая смешная мордочка! <text:span text:style-name="T11">– </text:span>захихикали Пинки, покачиваясь. <text:span text:style-name="T11">– </text:span>Как будто ты <text:span text:style-name="T7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1">– </text:span>Эммм... Скажи-ка мне, мой друг П-п-пинки... Легенда про фаэри <text:span text:style-name="T15">— </text:span><text:span text:style-name="T70">эт правда?</text:span></text:p>
      <text:p text:style-name="P52"><text:span text:style-name="T15">– </text:span><text:span text:style-name="T70">Какая из? Их много, вообще-то. Ик!</text:span></text:p>
      <text:p text:style-name="P52"><text:span text:style-name="T15">– </text:span><text:span text:style-name="T70">Про принцесс. Про то, что они фаэри, спустившиеся с неба во плоти, чтоб помогать пони управлять Эквестрией?</text:span></text:p>
      <text:p text:style-name="P52"><text:span text:style-name="T15">– </text:span><text:span text:style-name="T70">Макс, </text:span><text:span text:style-name="T15">– </text:span><text:span text:style-name="T70">захихикала Пинки, взъерошив копытами розовые кудряшки и попытавшись соорудить из них бороду, </text:span><text:span text:style-name="T15">–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5">–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5">– </text:span><text:span text:style-name="T70">Ты что-о-о! Нельзя любить фаэри! Она похитит твоё сердце, и ты будешь искать её, пока не... </text:span><text:span text:style-name="T15">– </text:span><text:span text:style-name="T70">Пинки погрузилась в так и не съеденный салат «по-Кантерлотски» и захрапела.</text:span></text:p>
      <text:p text:style-name="P52"><text:span text:style-name="T15">– </text:span><text:span text:style-name="T70">Пока не умру?</text:span></text:p>
      <text:p text:style-name="P52"><text:span text:style-name="T15">– </text:span><text:span text:style-name="T70">Нет, глупенький, </text:span><text:span text:style-name="T15">– </text:span><text:span text:style-name="T70">пробулькала Пинки из миски. </text:span><text:span text:style-name="T15">– </text:span><text:span text:style-name="T7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5"><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5"><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5"><text:span text:style-name="T11">–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1">– </text:span>Стооой! <text:span text:style-name="T11">– </text:span>заорал я. <text:span text:style-name="T11">– </text:span>Выпрыгивай из бочки!!!</text:p>
      <text:p text:style-name="P55">Кобылка-пилот улыбнулась и постукала копытцем по шлему, показывая, что не слышит меня.</text:p>
      <text:p text:style-name="P55"><text:span text:style-name="T11">– </text:span>Выпрыгивааа... <text:span text:style-name="T11">–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1">– </text:span>Смотри, вот те и ответ на вопрос, куда деваются пони!</text:p>
      <text:p text:style-name="P55"><text:span text:style-name="T11">– </text:span>Где? <text:span text:style-name="T11">– </text:span>единорожка начала оглядываться.</text:p>
      <text:p text:style-name="P55"><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5"><text:span text:style-name="T11">– </text:span>И что? Я всё равно не пойму, куда пони деваются? И куда пропала Скуталу?</text:p>
      <text:p text:style-name="P55"><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4"><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1">P.S. Н</text:span>е гневите мироздание воровством! <text:span text:style-name="T33">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oft-page-break/><text:span text:style-name="T11">–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1">–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5"><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5"><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1">– </text:span>Это неправильно! <text:span text:style-name="T11">– </text:span>заявила Рэйнбоу Дэш, отвернувшись от окна.</text:p>
      <text:p text:style-name="P55"><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5"><text:span text:style-name="T11">– </text:span>Да я не про то! <text:span text:style-name="T11">– </text:span>отмахнулась пегаска. <text:span text:style-name="T11">– </text:span>Посмотри на поле.</text:p>
      <text:p text:style-name="P55"><text:span text:style-name="T11">– </text:span>И что? Поле как поле.</text:p>
      <text:p text:style-name="P55"><text:span text:style-name="T11">– </text:span>Оно не убрано. <text:span text:style-name="T11">– </text:span>мрачно ответила пегаска. <text:span text:style-name="T11">–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1">– </text:span>У самого посёлка поля убраны. Наверняка дойдёт дело и до остальных.</text:p>
      <text:p text:style-name="P55"><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1">– </text:span>Спасибо, но от пинкиных плюшек у меня фланки округляются.</text:p>
      <text:p text:style-name="P55"><text:span text:style-name="T11">– </text:span>Да ладно тебе, Рэйнбоу Дэш! От одной не округлятся.</text:p>
      <text:p text:style-name="P55"><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1"> </text:span>Как будто…</text:p>
      <text:p text:style-name="P55"><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1">–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1">– </text:span>Что за…?</text:p>
      <text:p text:style-name="P13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1">– </text:span>Леди и джентльпони! Просьба не паниковать! Поезд дальше не идёт: впереди провал! <text:span text:style-name="T11">– </text:span>крикнул проводник.</text:p>
      <text:p text:style-name="P55"><text:span text:style-name="T11">– </text:span>Какой ещё, в дышло, провал? Я проезжал тут два дня назад!</text:p>
      <text:p text:style-name="P55"><text:span text:style-name="T11">– </text:span>Безобразие! Верните мне деньги за билет!</text:p>
      <text:p text:style-name="P55"><text:span text:style-name="T11">– </text:span>Как вы смеете! Я опоздаю в порт! <text:s/><text:span text:style-name="T11">–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1">– </text:span>Дэш, нам надо на ту сторону.</text:p>
      <text:p text:style-name="P55"><text:span text:style-name="T11">– </text:span>Нет проблем. Я могу тебя перенести.</text:p>
      <text:p text:style-name="P55">Я с сомнением посмотрел на пегаску. Дэш в холке была мне по пояс.</text:p>
      <text:p text:style-name="P55"><text:span text:style-name="T11">–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5">Мля.</text:p>
      <text:p text:style-name="P55"><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1">–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4">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2">прочитал охранник, близоруко щурясь.</text:span></text:p>
      <text:p text:style-name="P55"><text:span text:style-name="T11">– </text:span>Удостоверение личности предъявлять? <text:span text:style-name="T11">– </text:span>осведомился я.</text:p>
      <text:p text:style-name="P55"><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5">Дэш, ни слова не говоря, прислонила ухо к двери.</text:p>
      <text:p text:style-name="P55"><text:span text:style-name="T11">– </text:span>Будешь смеяться, но именно этим он и занят. Вызывает полицию по телефону. <text:span text:style-name="T11">– </text:span>сообщила пегаска.</text:p>
      <text:p text:style-name="P55"><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1">– </text:span>Сколько у нас времени?</text:p>
      <text:p text:style-name="P55">Дэш почесала в затылке.</text:p>
      <text:p text:style-name="P55"><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1">–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5">Снаружи послышался вой сирены и цокот множества копыт.</text:p>
      <text:p text:style-name="P55"><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1">– </text:span>Это твои двадцать минут? <text:span text:style-name="T11">– </text:span>возмутился я. <text:span text:style-name="T11">– </text:span>Да ещё и десяти не прошло!</text:p>
      <text:p text:style-name="P55">Дэш вымучено скривилась.</text:p>
      <text:p text:style-name="P55"><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5">Я разбил топором стеклянные дверцы прибора и вытащил рубины.</text:p>
      <text:p text:style-name="P55"><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1">– </text:span>Ну уж фигушки. Я тебя тут не оставлю.</text:p>
      <text:p text:style-name="P55"><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1">– Н</text:span>е тупи! <text:span text:style-name="T11">– </text:span>упрямо мотнула головой пегаска. <text:span text:style-name="T11">–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1">– </text:span>Быстро за мной! <text:span text:style-name="T11">–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1">– Ю-</text:span>хууу<text:span text:style-name="T11">!!!</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1">–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1">– </text:span>Макс, подвинься!</text:p>
      <text:p text:style-name="P55">Пегаска оттеснила меня крупом и повернулась к двери задом.</text:p>
      <text:p text:style-name="P55"><text:span text:style-name="T11">–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1">– </text:span>Ты чего на меня так уставился? <text:span text:style-name="T11">– </text:span>подозрительно спросила пегаска.</text:p>
      <text:p text:style-name="P55"><text:span text:style-name="T11">– </text:span>Да так… Не ожидал, что ты такая…</text:p>
      <text:p text:style-name="P55"><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1">– </text:span>Ты! Не! По! Нял! Те! Бе! Не! Льзя! Тут! Ос! Та! ВАТЬСЯ!!! <text:span text:style-name="T11">–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1">–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1">–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1">–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1">–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1">– </text:span>А это у нас кто? Гмм. Пегаска. Вот так раз! Рэйнбоу Дэш! Какими судьбами?</text:p>
      <text:p text:style-name="P55"><text:span text:style-name="T11">– </text:span>ТРИКСИ! <text:span text:style-name="T11">– <text:s/></text:span>фейсхуфнула Дэш. <text:span text:style-name="T11">– </text:span>Во имя Селестии, ЧТО ты тут делаешь?!!</text:p>
      <text:p text:style-name="P55"><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5"><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5"><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1">– </text:span>Ей ведь нельзя рассказывать, да?</text:p>
      <text:p text:style-name="P55"><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1">– </text:span>ОГО!</text:p>
      <text:p text:style-name="P55">Единорожка аж уселась на крыльцо от удивления.</text:p>
      <text:p text:style-name="P55"><text:span text:style-name="T11">–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1">– </text:span>Мы приняли решение не выдавать вас полиции в обмен на то, что вы расскажете нам о вашей секретной миссии!</text:p>
      <text:p text:style-name="P55"><text:span text:style-name="T11">– </text:span>Не пойдёт! <text:span text:style-name="T11">– </text:span>заявил я. <text:span text:style-name="T11">– </text:span>Я уже сказал, что это тайна. Мне добавить нечего.</text:p>
      <text:p text:style-name="P55"><text:span text:style-name="T11">– </text:span>Да неужели? <text:span text:style-name="T11">– </text:span>захлопала ресницами Трикси. <text:span text:style-name="T11">–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5"><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1">–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3">Исчезновение дневной главы диархии: Эквестрия в панике!</text:span>» (статья двухдневной давности).</text:p>
      <text:p text:style-name="P55">«<text:span text:style-name="T33">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55">«<text:span text:style-name="T33">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5"><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1">–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4">МУ-ХА-ХА!</text:p>
      <text:p text:style-name="P34">Кажется, я знаю, как показать фак провидению! <text:span text:style-name="T11">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51"/>
      <text:h text:style-name="Heading_20_2" text:outline-level="2">14. <text:span text:style-name="T1">Деградация</text:span></text:h>
      <text:p text:style-name="P45">&lt;<text:span text:style-name="T74">David Bowie - Lets Dance/ Ashes To Ashes</text:span></text:p>
      <text:p text:style-name="P45"><text:span text:style-name="T74">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3">Добро пожаловать в Груммингтон! Вам здесь рады!</text:span></text:p>
      <text:p text:style-name="P55"><text:span text:style-name="T33">Население города </text:span><text:span text:style-name="T75">302 пони</text:span><text:span text:style-name="T33">.</text:span></text:p>
      <text:p text:style-name="P55"><text:span text:style-name="T75">250 пони</text:span><text:span text:style-name="T33">.</text:span></text:p>
      <text:p text:style-name="P55"><text:span text:style-name="T75">125 поней</text:span><text:span text:style-name="T33">.</text:span></text:p>
      <text:p text:style-name="P55"><text:span text:style-name="T33">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9">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3">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2">Крепко обнимаю, чешу холку, хлопаю по шее! Твой Макс. </text:span><text:span text:style-name="T22">Дружба </text:span><text:span text:style-name="T42">—</text:span><text:span text:style-name="T22"> </text:span><text:span text:style-name="T3">э</text:span><text:span text:style-name="T22">то, </text:span><text:span text:style-name="T77">так её </text:span><text:span text:style-name="T3">разэтак</text:span><text:span text:style-name="T77">,</text:span><text:span text:style-name="T22"> магия!</text:span><text:span text:style-name="T64">»</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5">37 пни</text:span></text:p>
      <text:p text:style-name="P72">24пн</text:p>
      <text:p text:style-name="P72">15</text:p>
      <text:p text:style-name="P55"><text:span text:style-name="T33">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3">Добро пожаловать в Груммингтон! Вам здесь рады!</text:span></text:p>
      <text:p text:style-name="P55"><text:span text:style-name="T33">Население города </text:span><text:span text:style-name="T75">302 пони</text:span><text:span text:style-name="T33">.</text:span></text:p>
      <text:p text:style-name="P55"><text:span text:style-name="T75">250 пони</text:span><text:span text:style-name="T33">.</text:span></text:p>
      <text:p text:style-name="P55"><text:span text:style-name="T75">125 поней</text:span><text:span text:style-name="T33">.</text:span></text:p>
      <text:p text:style-name="P55"><text:span text:style-name="T33">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1">&lt;</text:span><text:span text:style-name="T63">Metallica-Enter Sandman</text:span><text:span text:style-name="T11">&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2">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3">Провинция пустеет: репортаж из обеспоневшего посёлка</text:span>». «<text:span text:style-name="T33">Нехватка пегасов-погодников: указ принцессы Луны разрешает набор в погодные команды пегасов без лётных аттестатов</text:span>». «<text:span text:style-name="T33">Опасный преступник «примат-макс» всё ещё на </text:span><text:soft-page-break/><text:span text:style-name="T33">свободе! Фетлок приходит в себя после разгрома павильона Псинтела. Награда за поимку возросла до двадцати тысяч!!!</text:span>». «<text:span text:style-name="T33">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1">–</text:span> А какой у тебя там был образ жизни?</text:p>
      <text:p text:style-name="P55"><text:span text:style-name="T11">–</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1">–</text:span> Дискордовы яйца! Ты сидел в тюрьме? За что тебя посадили?</text:p>
      <text:p text:style-name="P55"><text:span text:style-name="T11">–</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5">о такие… гм… заклинания. Ты </text:span><text:span text:style-name="T44">пишешь</text:span><text:span text:style-name="T55">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7">Пегаска <text:span text:style-name="T11">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6">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6">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1">—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9">—</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1">– </text:span>Выф-выф-вуф! <text:span text:style-name="T11">– </text:span>возразил я.</text:p>
      <text:p text:style-name="P57">Отпихнув от лица живот пегаски и выплюнув шерсть, я продолжил.</text:p>
      <text:p text:style-name="P57"><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1">– </text:span>Бе-бе-бе! <text:span text:style-name="T11">– </text:span>устало передразнила меня Дэш. <text:span text:style-name="T11">– </text:span><text:span text:style-name="T24">Макс! Я </text:span><text:span text:style-name="T28">—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1">– </text:span>Дэш, я знаю. Просто не могу о ней забыть.</text:p>
      <text:p text:style-name="P57">Пегаска тяжело поднялась.</text:p>
      <text:p text:style-name="P57"><text:span text:style-name="T11">– </text:span>Везёт же некоторым. <text:span text:style-name="T11">– </text:span>пробормотала она, раскрывая крылья для просушки.</text:p>
      <text:p text:style-name="P57">…</text:p>
      <text:p text:style-name="P57"><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text:span><text:span text:style-name="T39">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2">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2">Mothley Crue – Cickstart my heart</text:span>&gt;</text:p>
      <text:p text:style-name="P57">«<text:span text:style-name="T3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3">Нехватка погодных пегасов: Вондерболты перешли к круглосуточной вахте</text:span>». «<text:span text:style-name="T33">Общественные работы: распоряжением принцессы Луны работы по строительству мостов через провалы расширены и на субботу</text:span>». «<text:span text:style-name="T3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1">–</text:span> Про меня таки забыли. Отлично.</text:p>
      <text:p text:style-name="P57"><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7"><text:span text:style-name="T11">–</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1">– </text:span>Твайлайт, привет! Мы вернулись! <text:span text:style-name="T11">–</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1">– К</text:span>АКОГО ХУЯ?!! Твайлайт, ёб твою понимать, ты чё творишь? <text:span text:style-name="T11">– </text:span>я вцепился в ручку двери.</text:p>
      <text:p text:style-name="P57"><text:span text:style-name="T11">– </text:span>Твайли, ты чего? <text:span text:style-name="T11">– </text:span>брыкалась Дэш. <text:span text:style-name="T11">– </text:span>Немедленно опусти меня на пол!</text:p>
      <text:p text:style-name="P57"><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1">–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1">– </text:span>Твайлайт, не смей! <text:span text:style-name="T11">– </text:span>хриплым от ужаса голосом прошептал я.</text:p>
      <text:p text:style-name="P57"><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1">–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1">– О</text:span>у! <text:span text:style-name="T76">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1">– </text:span>Хрен-то тебе зачем? <text:span text:style-name="T11">– </text:span>с бессильной злостью спросил я. <text:span text:style-name="T11">– </text:span><text:span text:style-name="T76">Т</text:span>ы собираешься устроить филиал порнхаба для пони-извращенцев?</text:p>
      <text:p text:style-name="P57"><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1">– </text:span>А если попроще?</text:p>
      <text:p text:style-name="P57"><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7"><text:span text:style-name="T11">–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1">–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1">–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1">–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1">– </text:span>Никогда, слышишь, никогда больше не смей подымать меня...</text:p>
      <text:p text:style-name="P57"><text:span text:style-name="T11">– </text:span>Откуда я знала, что резонансное заклинание так среагирует на...</text:p>
      <text:p text:style-name="P57"><text:span text:style-name="T11">– М</text:span>акс? <text:span text:style-name="T11">– </text:span>пегаска заметила, что я открыл глаза. <text:span text:style-name="T11">– </text:span>Ты в порядке?</text:p>
      <text:p text:style-name="P57">Я издал нечто среднее между брачным рёвом лося и стоном умирающего слона.</text:p>
      <text:p text:style-name="P57"><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1">–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7"><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7"><text:span text:style-name="T11">– </text:span>Тебе-то на Понивилль точно махать! <text:span text:style-name="T11">– </text:span>огрызнулась фермерша. <text:span text:style-name="T11">– Т</text:span>вой дом, поди, не зацепит.</text:p>
      <text:p text:style-name="P57"><text:span text:style-name="T11">– </text:span>Что ты сказала? А ну, повтори? <text:span text:style-name="T11">– </text:span>взвилась пегаска.</text:p>
      <text:p text:style-name="P57"><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7"><text:span text:style-name="T11">– </text:span>Ась?</text:p>
      <text:p text:style-name="P57"><text:span text:style-name="T11">– </text:span>Что?</text:p>
      <text:p text:style-name="P57"><text:span text:style-name="T11">– </text:span>Какой? <text:span text:style-name="T11">– </text:span>разом <text:span text:style-name="T11">о</text:span>бернулась ко мне компания.</text:p>
      <text:p text:style-name="P57"><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7"><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7"><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1">– </text:span>Рэр, иногда лучше жевать, чем говорить. Вот честно!</text:p>
      <text:p text:style-name="P57"><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1">– </text:span>Они лежали в нагрудном кармане рубашки.</text:p>
      <text:p text:style-name="P57">Твайлайт отвлеклась от доски.</text:p>
      <text:p text:style-name="P57"><text:span text:style-name="T11">–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1">– </text:span>Вот, прибрался малёхо. Но с потолка сажу ещё не успел счистить, там стремянка нужна.</text:p>
      <text:p text:style-name="P57"><text:span text:style-name="T11">– </text:span>Спайки-Вайки, не выкидывай одежду, пожалуйста. В ней должны быть рубины.</text:p>
      <text:p text:style-name="P57"><text:span text:style-name="T11">– </text:span>Какие ещё рубины? <text:span text:style-name="T11">– </text:span>переспросил Спайк и зажевал быстрее.</text:p>
      <text:p text:style-name="P57"><text:span text:style-name="T11">–</text:span> Резонаторные! <text:span text:style-name="T11">–</text:span> холодея, ответил я. <text:span text:style-name="T11">– </text:span>В кармане рубашки должны лежать четыре кристалла.</text:p>
      <text:p text:style-name="P57"><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5"/>
      <text:p text:style-name="P57">…</text:p>
      <text:p text:style-name="P57"/>
      <text:p text:style-name="P57"><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1">– </text:span>Макс. Ты сейчас правильный, или нет?</text:p>
      <text:p text:style-name="P57"><text:span text:style-name="T11">– </text:span>Макс, ты как? Тебе уже лучше? <text:span text:style-name="T11">– </text:span>в прямоугольнике появилась голова Рэйнбоу Дэш.</text:p>
      <text:p text:style-name="P57"><text:span text:style-name="T11">– </text:span>Фигурально выражаясь, ты в себе? <text:span text:style-name="T11">– </text:span>вклинилась между ними Твайлайт Спаркл.</text:p>
      <text:p text:style-name="P57"><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1">– </text:span>Отпустите. Я уже правильный. <text:span text:style-name="T11">–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7"><text:span text:style-name="T11">– </text:span>Спайк!!! Немедленно... <text:s/>сбегай в лавку к Кейкам за выпечкой! Нам всем нужно успокоиться.</text:p>
      <text:p text:style-name="P57"><text:span text:style-name="T11">–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7"><text:span text:style-name="T11">– </text:span>Не беспокойся, всё просчитано. Я уверена, я подчёркиваю, абсолютно уверена в безопасности эксперимента!</text:p>
      <text:p text:style-name="P57"><text:span text:style-name="T11">– </text:span>Ой, чего-то мне нехорошо становится, когда ты так говоришь...</text:p>
      <text:p text:style-name="P57"><text:span text:style-name="T11">–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2">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8">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1">– </text:span>А-а-а, ты всё-таки пришёл… <text:span text:style-name="T11">–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1">–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1">–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1">– </text:span>Сожалеем, что не можем убить тебя.</text:p>
      <text:p text:style-name="P57">Обернувшись я встречаюсь с рогом аликорницы, нацеленным мне в грудь.</text:p>
      <text:p text:style-name="P57"><text:span text:style-name="T11">–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1">–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1">–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1">– </text:span>Кимеринн погиб, чтобы ты жил.</text:p>
      <text:p text:style-name="P57">Шаг назад.</text:p>
      <text:p text:style-name="P57"><text:span text:style-name="T11">– </text:span>Сел осталась без магии и развоплотилась из-за тебя.</text:p>
      <text:p text:style-name="P57">Шаг назад.</text:p>
      <text:p text:style-name="P57"><text:span text:style-name="T11">–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1">– </text:span>Как тебя зовут, малышка? Я постараюсь найти тебя. Может быть, ещё не поздно.</text:p>
      <text:p text:style-name="P57">Пегаска приветственно машет копытом.</text:p>
      <text:p text:style-name="P35"><text:span text:style-name="T45">– </text:span><text:span text:style-name="T35">Шейла! Шейла Блюскай! И я уже не малышка! </text:span><text:span text:style-name="T45">– </text:span><text:span text:style-name="T35">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9">— </text:span><text:span text:style-name="T1">т</text:span>ы стал слишком бледный. Я решила прервать <text:span text:style-name="T1">заклинание</text:span>. Как ты себя…</text:p>
      <text:p text:style-name="P1"><text:span text:style-name="T49">–</text:span><text:span text:style-name="T39"> … чувствуешь, дорогая Рэрити?! Я могу чем-нибудь помочь? Вот, выпей воды! </text:span><text:span text:style-name="T49">–</text:span><text:span text:style-name="T39">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1">– </text:span>Ну что? Увидел что-нибудь, сахарок?</text:p>
      <text:p text:style-name="P57">Пони уставились на меня с надеждой.</text:p>
      <text:p text:style-name="P57"><text:span text:style-name="T11">– </text:span>Да.</text:p>
      <text:p text:style-name="P57">Откровение давило на психику как тонна кирпичей. Я не знал, что им сказать. Я не мог.</text:p>
      <text:p text:style-name="P57"><text:span text:style-name="T11">– П</text:span>ревосходно!</text:p>
      <text:p text:style-name="P57"><text:span text:style-name="T11">– </text:span>Это просто супер-дупер-здоровски-потрясно!</text:p>
      <text:p text:style-name="P57"><text:span text:style-name="T11">– </text:span>Йей!</text:p>
      <text:p text:style-name="P57"><text:span text:style-name="T11">– </text:span>Ю-ху!</text:p>
      <text:p text:style-name="P57"><text:span text:style-name="T11">– О</text:span>фигенно! Мы победили! Макс, ты молодец!</text:p>
      <text:p text:style-name="P57"><text:span text:style-name="T11">– </text:span>Замечательно! Секундочку, я приготовлю дневник…</text:p>
      <text:p text:style-name="P57">Восторг пони постепенно сменился ожиданием. Я молчал.</text:p>
      <text:p text:style-name="P57"><text:span text:style-name="T11">– </text:span>Э-м-м? И что же ты увидел? <text:span text:style-name="T11">– </text:span>не выдержала Твайлайт.</text:p>
      <text:p text:style-name="P57"><text:span text:style-name="T11">– </text:span>Я… не могу сказать.</text:p>
      <text:p text:style-name="P57">Ожидание сменилось недоумением. Рэйнбоу Дэш насмешливо скривила губы.</text:p>
      <text:p text:style-name="P57"><text:span text:style-name="T11">– </text:span>Да ладно! Кончай прикалываться, мы же ждём! Шутка зачлась!</text:p>
      <text:p text:style-name="P57"><text:span text:style-name="T11">– </text:span>Не могу!!!</text:p>
      <text:p text:style-name="P57"/>
      <text:p text:style-name="P57">…</text:p>
      <text:p text:style-name="P57"/>
      <text:p text:style-name="P57">Молчание прервала Эпплджек.</text:p>
      <text:p text:style-name="P57"><text:span text:style-name="T11">– </text:span>Сахарок, с тобой всё в порядке?</text:p>
      <text:p text:style-name="P57">Дэш подошла ко мне вплотную, обняла мою голову и прижалась нос к носу.</text:p>
      <text:p text:style-name="P57"><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7">Я высвободился из объятий пегаски.</text:p>
      <text:p text:style-name="P57"><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1">– </text:span>Конски яблоки! Вот это поворот! А мне так хотелось узнать, что за нечисть тут орудует!</text:p>
      <text:p text:style-name="P57"><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1">– </text:span>Рэр, отвали!</text:p>
      <text:p text:style-name="P57"><text:span text:style-name="T11">– </text:span>Оу, какие страсти! Ладно-ладно, не сердись, дорогая, не мешаю!</text:p>
      <text:p text:style-name="P57"><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1">– </text:span>Стойте!</text:p>
      <text:p text:style-name="P57">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7"><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7">…</text:p>
      <text:p text:style-name="P57">«<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7">…</text:p>
      <text:p text:style-name="P57"><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7">Пегаска сжала голову копытами.</text:p>
      <text:p text:style-name="P57"><text:span text:style-name="T11">–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7"><text:span text:style-name="T11">–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7"><text:span text:style-name="T11">– </text:span>Бедный котик. <text:span text:style-name="T11">– </text:span>прошептала Флаттершай.</text:p>
      <text:p text:style-name="P57">Я насторожился, услышав знакомое заклинание.</text:p>
      <text:p text:style-name="P57"><text:span text:style-name="T11">– </text:span>Стой! Откуда тебе известно про заклинание Стирания?</text:p>
      <text:p text:style-name="P57"><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7"><text:span text:style-name="T11">– </text:span>Гм. Ну ладно, продолжай.</text:p>
      <text:p text:style-name="P57"><text:span text:style-name="T11">– </text:span>Так вот, по условию эксперимента известно, что вероятность того, что кто-то откроет ящик, ненулевая.</text:p>
      <text:p text:style-name="P57"><text:span text:style-name="T11">– </text:span>И что это означает, дорогая? <text:span text:style-name="T11">– </text:span>спросила Рэрити.</text:p>
      <text:p text:style-name="P57"><text:soft-page-break/><text:span text:style-name="T11">– </text:span>Это значит, что кто-нибудь когда-нибудь обязательно откроет его.</text:p>
      <text:p text:style-name="P57"><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7"><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1">–</text:span> То есть, ты хочешь сказать, что мы все — навроде этого кота, а Макс боится открыть ящик? Чтоб мы не исчезли окончательно?</text:p>
      <text:p text:style-name="P57"><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1">– </text:span>Лягать! <text:span text:style-name="T11">– </text:span>выругалась Дэш. <text:span text:style-name="T11">– </text:span>Значит, наши усилия по доставке резонаторов пошли лесом.</text:p>
      <text:p text:style-name="P57"><text:span text:style-name="T11">–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1">– </text:span>Тихо! Спайк, будь добр, сбегай к Кейкам за выпечкой. Нам надо успокоиться. Макс, хоть про Селестию ты нам можешь рассказать?</text:p>
      <text:p text:style-name="P57"><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7"><text:span text:style-name="T11">– А </text:span>как ты узнал… <text:span text:style-name="T11">– </text:span>начала было единорожка, но её перебил напряжённый голос Спайка.</text:p>
      <text:p text:style-name="P57"><text:span text:style-name="T11">– </text:span>Твай! <text:span text:style-name="T11">– </text:span>дракончик стоял в дверях спиной к нам. <text:span text:style-name="T11">–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1">–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7">Мы с пегаской застыли в синем левитационном поле и поплыли к Луне.</text:p>
      <text:p text:style-name="P57"><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1">–</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7">В голосе лавандовой единорожки звучал металл. Мы опять полетели к Твайлайт.</text:p>
      <text:p text:style-name="P57"><text:span text:style-name="T11">–</text:span> ДОВОЛЬНО! НАМ НАДОЕЛА ЭТА НЕПОКОРНОСТЬ! ПОЗНАЙ ГНЕВ ПРИНЦЕССЫ НОЧИ!!!</text:p>
      <text:p text:style-name="P57"><text:span text:style-name="T11">–</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7"><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7"><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7"><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1">– О</text:span>хренеть! <text:span text:style-name="T11">– </text:span>чертыхнулся Спайк. <text:span text:style-name="T11">– </text:span><text:s/>Твай, она создаёт сферу стихий!</text:p>
      <text:p text:style-name="P57"><text:span text:style-name="T11">– </text:span>Вижу! <text:span text:style-name="T11">– </text:span>донёсся голос единорожки из-под потолка. <text:span text:style-name="T11">–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1">– </text:span>Погоди. У меня есть вариант получше.</text:p>
      <text:p text:style-name="P57">Я вылез из-под шкафа и попрыгал на одной ноге в центр зала.</text:p>
      <text:p text:style-name="P57"><text:span text:style-name="T11">– </text:span>Стойте! Прекратите! Да остановитесь же!!!</text:p>
      <text:p text:style-name="P57">Аликорница и шестёрка уставились на меня.</text:p>
      <text:p text:style-name="P57"><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7"><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1">– </text:span>Как ты её назвал? <text:span text:style-name="T11">– </text:span>отвалилась челюсть у аликорницы.</text:p>
      <text:p text:style-name="P57"><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7"><text:span text:style-name="T11">– </text:span>Что? <text:span text:style-name="T11">–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1">–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1">– </text:span>Что тут случилось? Почему все висят в воздухе? И всё вот это?</text:p>
      <text:p text:style-name="P57">Голос Спайка откуда-то из подвала ответил:</text:p>
      <text:p text:style-name="P57"><text:span text:style-name="T11">– </text:span>Потому что Твайлайт остановила время. В радиусе девяти метров, как мне кажется. Или десяти.</text:p>
      <text:p text:style-name="P57"><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1">–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1">–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1">– </text:span>Эмм, я вам подхожу?</text:p>
      <text:p text:style-name="P57"><text:span text:style-name="T11">– </text:span>КТО ТЫ?</text:p>
      <text:p text:style-name="P57"><text:span text:style-name="T11">– </text:span>Эмм, Лира Хартстрингс, единорог. Я не то, чтобы маг, моя специализация — музыка…</text:p>
      <text:p text:style-name="P57"><text:span text:style-name="T11">– </text:span>ГОДИТСЯ! ТЫ ВИДИШЬ ТОЧКУ СИНГУЛЯРНОСТИ?</text:p>
      <text:p text:style-name="P57"><text:span text:style-name="T11">– </text:span>Эмм?</text:p>
      <text:p text:style-name="P57">Голос Спайка пояснил:</text:p>
      <text:p text:style-name="P57"><text:span text:style-name="T11">– </text:span>Вон та яркая искорка над лестницей, у которой вся картинка искривляется.</text:p>
      <text:p text:style-name="P57"><text:span text:style-name="T11">– </text:span>Да! Вижу.</text:p>
      <text:p text:style-name="P57"><text:span text:style-name="T11">– </text:span>ТЕПЕРЬ ЛЕВИТИРУЙ ПРИМАТА В ТОЧКУ СИНГУЛЯРНОСТИ.</text:p>
      <text:p text:style-name="P57"><text:span text:style-name="T11">– </text:span>Чего?!! <text:span text:style-name="T11">– </text:span>возопило моё малое сознание.</text:p>
      <text:p text:style-name="P57"><text:span text:style-name="T11">– </text:span>Эмм… Зачем?</text:p>
      <text:p text:style-name="P57"><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7"><text:span text:style-name="T11">– </text:span>Вы даёте слово, что человеку не будет причинён вред? <text:span text:style-name="T11">– </text:span>голос Лиры обрёл непривычную твёрдость.</text:p>
      <text:p text:style-name="P57"><text:span text:style-name="T11">– </text:span>КАК ТЫ СМЕЕШЬ СОМНЕВАТЬСЯ В НАС, СВОЕЙ ПРИНЦЕССЕ?</text:p>
      <text:p text:style-name="P57"><text:span text:style-name="T11">– Я </text:span>не сомневаюсь в вас, Ваше Высочество… Потому и требую слова!</text:p>
      <text:p text:style-name="P57"><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1">– </text:span>Ну, блядь, спасибо! <text:span text:style-name="T11">– </text:span>подумал я.</text:p>
      <text:p text:style-name="P57"><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1">–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1">– </text:span>Давай по-порядку. <text:span text:style-name="T11">– о</text:span>становила меня Луна. <text:span text:style-name="T11">–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1">– </text:span>Теперь ты понимаешь, почему Мы виним тебя в развоплощении сестры?</text:p>
      <text:p text:style-name="P57"><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7">Луна пристально взглянула на меня и понимающе склонила голову.</text:p>
      <text:p text:style-name="P57"><text:span text:style-name="T11">– </text:span>Мы знаем, иногда так бывает. Продолжай.</text:p>
      <text:p text:style-name="P57"><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1">– </text:span>Да, помним.</text:p>
      <text:p text:style-name="P57"><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7">Луна сморщила нос при этих словах, но всё же кивнула.</text:p>
      <text:p text:style-name="P57"><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1">– </text:span>Я приглашу их. Они не откажутся.</text:p>
      <text:p text:style-name="P57"><text:span text:style-name="T11">– </text:span>Что ж, ещё одной проблемой меньше. Теперь нужно решить, как найти Сел. Кто-то должен отправиться за ней.</text:p>
      <text:p text:style-name="P57"><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7"><text:span text:style-name="T11">– </text:span>А если…</text:p>
      <text:p text:style-name="P57"><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7"><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1">– </text:span>Почему же ты не смогла найти меня с его помощью?</text:p>
      <text:p text:style-name="P57">Аликорница смутилась.</text:p>
      <text:p text:style-name="P57"><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7"><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7"><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7"><text:span text:style-name="T11">– </text:span>А также совместить приятное с полезным. <text:span text:style-name="T11">– </text:span>не удержался я.</text:p>
      <text:p text:style-name="P52">Луна бросила на меня тяжёлый взгляд.</text:p>
      <text:p text:style-name="P55"><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6">–</text:span> Тогда зачем она..?</text:p>
      <text:p text:style-name="P52"><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7">–</text:span> А другие? Они тоже… давали мне потому, что считали меня последним шансом?</text:p>
      <text:p text:style-name="P55">У аликорницы отвалилась челюсть.</text:p>
      <text:p text:style-name="P55"><text:span text:style-name="T17">–</text:span> Другие? Кто ещё?<text:span text:style-name="T11"> </text:span>С кем ещё у тебя были… отношения?</text:p>
      <text:p text:style-name="P52"><text:span text:style-name="T16">–</text:span> С Рэйнбоу Дэш <text:span text:style-name="T16">–</text:span> ответил я несчастным голосом. <text:span text:style-name="T16">–</text:span> И, может быть, с Пинки.</text:p>
      <text:p text:style-name="P52"><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6">–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1">– </text:span>Спасибо, Дэш. Ты настоящий друг.</text:p>
      <text:p text:style-name="P57"><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75"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1">– </text:span>Макс, ты тут? <text:span text:style-name="T11">–</text:span>Дэш просунула нос в дверь, не дожидаясь отклика. <text:span text:style-name="T11">– </text:span>Ага, вот ты где! Я с тобой!</text:p>
      <text:p text:style-name="P57">Она швырнула перемётные сумки мне на постель и пошла к выходу.</text:p>
      <text:p text:style-name="P57"><text:soft-page-break/><text:span text:style-name="T11">– </text:span>Ну, чего застрял? Пошли скорее, а то на хавчик опоздаем! <text:span text:style-name="T11">–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1">– </text:span>Располагайтесь. <text:span text:style-name="T11">–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7"><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7"><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1">–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2">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1">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5">–</text:span><text:span text:style-name="T35"> Ну хорошо, а кто вами правит? Аликорн? Драконикус? Какой-нибудь человек с рогом во лбу? Или у вас нет правителя?</text:span></text:p>
      <text:p text:style-name="P40"><text:span text:style-name="T11">–</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1">~~~ </text:span>Человек Макс <text:span text:style-name="T11">~~~</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text:soft-page-break/>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text:soft-page-break/>Луна отдаёт короткую команду в интерком и наперерез падающим фигуркам с «Конкордии» пикирует звено Вондерболтов.</text:p>
      <text:p text:style-name="P57">– <text:span text:style-name="T33">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text:soft-page-break/></text:p>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9">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20"/>
      <text:p text:style-name="P47">~~~~~</text:p>
      <text:p text:style-name="P20">&lt;<text:span text:style-name="T25">Макс и ко появляются на Терре со сдвигом по времени (как и Кимеринн)?</text:span>&gt;</text:p>
      <text:p text:style-name="P93"><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78" text:outline-level="3">Воскресение</text:h>
      <text:p text:style-name="P52">&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5">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7">— феерия эмоций наполняла меня во время пребывания в ярком нескладном мире, что остался позади. </text:span><text:span text:style-name="T40">Я тогда как будто вынырнул из трясины и начал дышать, ощущая каждой своей клеточкой полную гамму чувств и оттенков жизни. Но у</text:span><text:span text:style-name="T37">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6"/>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text:soft-page-break/>Бип-бип-бип!</text:p>
      <text:p text:style-name="P57"/>
      <text:h text:style-name="Heading_20_3" text:outline-level="3">Понедельник</text:h>
      <text:p text:style-name="P57"/>
      <text:p text:style-name="P1">Административная консоль приветственно мигнула зелёным шрифтом. Я поправил микрофон.</text:p>
      <text:p text:style-name="P1"><text:span text:style-name="T39">– </text:span>Привет, Нэш. Это Анон.</text:p>
      <text:p text:style-name="P1"><text:span text:style-name="T39">–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5">Сейчас уже нельзя ничего изменить и придётся ему довер</text:span><text:span text:style-name="T36">иться</text:span><text:span text:style-name="T3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6">—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78"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5">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1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14"><text:s/>– Ты его слишком… эмм, упрощаешь. – продолжала Флаттершай. – Вот, взгляни сюда.</text:p>
      <text:p text:style-name="P114">Флаттершай повернула ко мне экран. Мультяшный Дискорд с заплаканными глазами стоял на ледовом катке перед брошенными коньками.</text:p>
      <text:p text:style-name="P114"><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5">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6">– А ты в курсе, что твой Дискорд многократно сжигал Селестию живьём? – выпалил я.</text:p>
      <text:p text:style-name="P11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4"><text:span text:style-name="T11">– Это всего лишь твои домыслы. С тем же успехом я могу объяснить это тем, что он </text:span>— злой придурок!</text:p>
      <text:p text:style-name="P116">– Это не мои… домыслы… Он сам мне рассказал…</text:p>
      <text:p text:style-name="P116">Флаттершай встала со стула и попыталась уйти. Я задержал её.</text:p>
      <text:p text:style-name="P116">– Извини. Я не знал. Нам нельзя ссориться.</text:p>
      <text:p text:style-name="P114"><text:soft-page-break/>Флаттершай слабо улыбнулась.</text:p>
      <text:p text:style-name="P116">– Я не сержусь… На Дискорда трудно не злиться… Он так себя ведёт, потому что его это… эмм, забавляет.</text:p>
      <text:p text:style-name="P3"/>
      <text:p text:style-name="Text_20_body">…</text:p>
      <text:p text:style-name="P140"/>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35">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5">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text:soft-page-break/>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text:soft-page-break/>–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text:soft-page-break/>–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
      <text:p text:style-name="P1">…</text:p>
      <text:p text:style-name="P1"><text:soft-page-break/>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3">Анон, сервис форматирования отключен. Успокойся и надень наушники</text:span>»</text:p>
      <text:p text:style-name="P3"/>
      <text:p text:style-name="P3"><text:soft-page-break/>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4">Индрэ</text:span>,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text:soft-page-break/>–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я…</text:p>
      <text:p text:style-name="P3">– Конечно живая,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л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89">…</text:p>
      <text:p text:style-name="P89">…</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89">…</text:p>
      <text:p text:style-name="P6">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text:soft-page-break/></text:p>
      <text:p text:style-name="P3">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text:soft-page-break/>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70"/>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text:soft-page-break/>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text:soft-page-break/>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5">—</text:span> что может держать закоренелого обеспеченного холостяка дома, кроме работы? <text:span text:style-name="T3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5">—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14">Прихожая встретила нас толстым слоем пыли. Мы тихонько прошли внутрь. Я задержался, запирая дверь. Девушки разбрелись по квартире.</text:p>
      <text:p text:style-name="P115"><text:span text:style-name="T11">– Анон…</text:span><text:span text:style-name="T1"> Тут окно разбито… И верёвка висит. – пискнула Флаттершай из кухни.</text:span></text:p>
      <text:p text:style-name="P112"><text:span text:style-name="T11">– </text:span><text:span text:style-name="T1">Оставь, Флатти, не сейчас! – отмахнулся я.</text:span></text:p>
      <text:p text:style-name="P114">Эпплджек стояла посреди комнаты и оглядывалась.</text:p>
      <text:p text:style-name="P116">– Не нравится мне тут. Чуйка нехорошая…</text:p>
      <text:p text:style-name="P11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9">звёзды на фоне сине-зелёной мглы</text:span><text:span text:style-name="T1">. Я одел наушники и подёргал мышкой, прогоняя скрин-сэйвер.</text:span></text:p>
      <text:p text:style-name="P116">– Привет, Сел.</text:p>
      <text:p text:style-name="P168">Аликорница всполошилась и спрятала <text:span text:style-name="T1">пирожное</text:span> за спину.</text:p>
      <text:p text:style-name="P116">– Ах, это ты, Анон. Какое счастье! Ты снова с нами!</text:p>
      <text:p text:style-name="P116">– Нет, Сел. Это ты с нами. <text:span text:style-name="T1">Я пришёл забрать тебя назад, в Эквестрию. Через четверть часа ты вернёшься домой.</text:span></text:p>
      <text:p text:style-name="P114"><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1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14"><text:soft-page-break/><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6"/>
      <text:h text:style-name="P173" text:outline-level="2">24. Отбытие</text:h>
      <text:p text:style-name="P116"/>
      <text:p text:style-name="P114"><text:span text:style-name="T11">– </text:span>Оп-па! – пробормотала Эпплджек. – Нежданчик!</text:p>
      <text:p text:style-name="P114">Дискорд дурашливо кивнул Эпплджек.</text:p>
      <text:p text:style-name="P116">– И я рад тебя видеть, дорогая Эппл-как-тебя-там! А где моя любимая Флаттершай?</text:p>
      <text:p text:style-name="P116">Окинув взглядом комнату, Дискорд закапризничал:</text:p>
      <text:p text:style-name="P116">– Где же она? Вот вечно вы тормозите, когда надо торопиться!</text:p>
      <text:p text:style-name="P11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14"><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о ты всё-таки нашёл Ватку, хоть и в самый последний момент. А теперь…</text:span></text:p>
      <text:p text:style-name="P116">– С кем это вы тут разговариваете?</text:p>
      <text:p text:style-name="P116">В комнату вошла Флаттершай.</text:p>
      <text:p text:style-name="P114">Дискорд обернулся на голос и в этот момент я швырнул в него кружкой и бросился к нему через комнату, занося над головой стул.</text:p>
      <text:p text:style-name="P114">Оглушённый драконикус попытался отъехать на кресле в сторону, но я припёр его стулом к стенке.</text:p>
      <text:p text:style-name="P144">– Эй-Джей, Флатти, хватайте комп и на выход! Я с ним разберусь! Не теряйте вре...!</text:p>
      <text:p text:style-name="P144">– ТЫ ИДИО...!!!</text:p>
      <text:p text:style-name="P144">Дискорд <text:s/>заорал одновременно со мной, прикрываясь от меня руками, когда раздался оглушительный</text:p>
      <text:p text:style-name="P144">… </text:p>
      <text:p text:style-name="P145">БАХ!!!</text:p>
      <text:p text:style-name="P146">…</text:p>
      <text:p text:style-name="P14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6">На лице драконикуса появилось удивлённо-мечтательное выражение и он вырубился.</text:p>
      <text:p text:style-name="P116"/>
      <text:p text:style-name="P116">…</text:p>
      <text:p text:style-name="P116"/>
      <text:p text:style-name="P116">– <text:span text:style-name="T1">А… Анон… Зачем ты напал на Дискорда? </text:span>– <text:span text:style-name="T1">прошептала Флаттершай в шоке.</text:span></text:p>
      <text:p text:style-name="P116"><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У него свои планы на трон Эквестрии. И, в конце-концов, он пытался меня убить.</text:span></text:p>
      <text:p text:style-name="P114">Драконикус открыл глаза и протестующе замычал. Потом он попытался попрыгать в кресле, к которому был привязан. Флаттершай в ужасе прикрыла рот руками.</text:p>
      <text:p text:style-name="P114">– Чего-о-о??? – ахнула Эпплджек. – Анон, я, канешн, на дух не выношу этого прохвоста, но тут ты малость вожжи попутал. Дискорд — не убийца.</text:p>
      <text:p text:style-name="P114">Дискорд благодарно замычал и так энергично закивал головой, что чуть не проглотил кляп.</text:p>
      <text:p text:style-name="P114"><text:soft-page-break/>–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14">– А кто, по-твоему, подстроил все эти «несчастные» случаи? Вспомни, как меня чуть не утопил снеговик. Кому ещё это под силу?</text:p>
      <text:p text:style-name="P114">Дискорд возвёл глаза к потолку и завыл. Эпплджек задумалась.</text:p>
      <text:p text:style-name="P11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14">– А зачем тогда ты приложила его книгой? А потом помогла мне его связать? – перебил я фермершу.</text:p>
      <text:p text:style-name="P114">Драконикус с натугой наклонил голову к лапе и покрутил пальцем у виска.</text:p>
      <text:p text:style-name="P114">– Потому что ты напал на него. – пожала плечами Эпплджек. – Я и подумала — тебе виднее. И подсобила маленько.</text:p>
      <text:p text:style-name="P114">Звук сирены заставил меня броситься к окну. Три полицейские тойоты сверкали мигалками вокруг «Навары», подобно ёлочной гирлянде.</text:p>
      <text:p text:style-name="P114"/>
      <text:p text:style-name="P114">Проклятье!!!</text:p>
      <text:p text:style-name="P114"/>
      <text:p text:style-name="P114">Я схватил ноутбук, сгрёб девушек в охапку и вытолкал их в коридор. В дверях я обернулся к Дискорду.</text:p>
      <text:p text:style-name="P117"><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уходом я сообщу о тебе в полицию — тебя освободят, если до того времени не найдут тут. Всё.</text:p>
      <text:p text:style-name="P114">Флаттершай проскочила у меня под локтём и кинулась к драконикусу.</text:p>
      <text:p text:style-name="P117"><text:span text:style-name="T11">– Нет! Дискорд </text:span>— не убийца!</text:p>
      <text:p text:style-name="P117">С необычной для неё силой, Флаттершай вытащила кляп изо рта драконикуса.</text:p>
      <text:p text:style-name="P117"><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7">Я вернулся к драконикусу и уселся на стул напротив него.</text:p>
      <text:p text:style-name="P117"><text:span text:style-name="T11">– </text:span>Говори.</text:p>
      <text:p text:style-name="P117">Дискорд немного успокоился.</text:p>
      <text:p text:style-name="P117"><text:s/><text:span text:style-name="T11">– </text:span>Вообще-то, от тебя следовало бы избавиться, Проводник. Не знаю, что ты там узнал в <text:span text:style-name="T24">заклинании Воплощения</text:span>, но чувствую, что твоё знание может погубить Эквестрию. Но к<text:span text:style-name="T11">ак, интересно, я получу без </text:span>тебя<text:span text:style-name="T11"> приз из… копыт Луны?!! </text:span>Так что е<text:span text:style-name="T11">сли бы вы сюда не заявились, через пять минут я отправился бы за вами сам!!</text:span></text:p>
      <text:p text:style-name="P117"><text:span text:style-name="T11">– </text:span>А кто тогда наслал на нас этих уродов с рисованными рожами?</text:p>
      <text:p text:style-name="P117">У драконикуса глаза полезли на лоб.</text:p>
      <text:p text:style-name="P117"><text:span text:style-name="T11">– </text:span>Чего-о-о? Знать не знаю, о чём ты! Запомни, Проводник — никогда бы не подумал, что придётся говорить ЭТО такому тупице, как ты! — я не меньше вашего заинтересован в благополучии Сахарной Ватки и всей Эквестрии! Иначе кому я буду потом строить козни, дискорд меня забери! Куда интереснее пакостить со стороны, исподтишка, чем разводить тиранию, сидя на троне!</text:p>
      <text:p text:style-name="P117">Я задумался. Драконикус, похоже, говорил искренне. Но кто тогда всё это время играл с нами, <text:span text:style-name="T24">словно кот с мышью</text:span>?</text:p>
      <text:p text:style-name="P117"><text:soft-page-break/><text:span text:style-name="T11">– </text:span>Анон! <text:span text:style-name="T11">– </text:span>крикнула Эпплджек из прихожей. <text:span text:style-name="T11">– </text:span>Я слышу шаги на лестнице!</text:p>
      <text:p text:style-name="P117">Практически одновременно раздался звонок.</text:p>
      <text:p text:style-name="P132">– ОТКРОЙТЕ, ПОЛИЦИЯ! Вам даётся полминуты, чтобы открыть дверь. Через тридцать секунд дверь будет выбита!</text:p>
      <text:p text:style-name="P132"/>
      <text:p text:style-name="P132">Эпплджек ошалело выскочила из прихожей. Несколько мгновений я молча смотрел на неё. В голове свистел ветер и играла дудочка.</text:p>
      <text:p text:style-name="P132">– На крышу, живо!!! Через окно на кухне! – зашипел Дискорд.</text:p>
      <text:p text:style-name="P132">– Что? – ступил я.</text:p>
      <text:p text:style-name="P117"><text:span text:style-name="T3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5">– драконикус отчаянно дёргал узлы, пытаясь освободиться.</text:span></text:p>
      <text:p text:style-name="P132">Эпплджек, с ноутбуком в одной руке и Флаттершай — во второй, кинулась на кухню.</text:p>
      <text:p text:style-name="P117">Дверь содрогнулась от мощного удара. Послышался стук падающей штукатурки. Я сломя голову бросился за девушками.</text:p>
      <text:p text:style-name="P117">– Развяжи меня, идиот!!! – гаркнул вдогонку Дискорд.</text:p>
      <text:p text:style-name="P117">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7">– Давай на крышу! Я догоню! – рявкнул он, освобождая вторую руку.</text:p>
      <text:p text:style-name="P117">От второго удара дверная коробка крякнула и наполовину въехала в коридор. </text:p>
      <text:p text:style-name="P117">Я бросился на кухню, по пути защёлкнув дверь в прихожую. Хоть она и сделана практически из картона, но на несколько секунд преследователей всё же задержит.</text:p>
      <text:p text:style-name="P117">Верёвка в кухонном окне дёргалась под весом карабкающихся девушек. Я словил её и стал на подоконник.</text:p>
      <text:p text:style-name="P117">Блё-о-о!</text:p>
      <text:p text:style-name="P117">Кусок стекла соскользнул с подоконника и исчез, вертясь и сверкая, в двадцативосьмиэтажной бездне. Тело моментально стало ватным,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У меня нет боязни высоты, но это уже слишком!</text:p>
      <text:p text:style-name="P117">Я задрал голову.</text:p>
      <text:p text:style-name="P117">О! Так уже легче! Надо мной всего лишь два этажа. Десять метров верёвки. Если не смотреть вниз, то…</text:p>
      <text:p text:style-name="P117">Я вытер ладони о штаны, ухватил канат и сделал шаг вперёд… Святые яйца, я действительно ЭТО сделал! 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7">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мусоропровод?).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text:soft-page-break/>человек, она настолько плотно прилегала к парапету, что лезть по ней вверх не было решительно никакой возможности.</text:p>
      <text:p text:style-name="P117">Я успел сократить расстояние до Эпплджек наполовину, когда девушки нашли решение.</text:p>
      <text:p text:style-name="P11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7">Селестия милосердная!</text:p>
      <text:p text:style-name="P117">Ветер трепал футбол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7">Я выдохнул.</text:p>
      <text:p text:style-name="P117">Флаттершай появилась над бортиком и свесила вниз руку. Эпплджек вытянулась и протянула ей ноутбук одной рукой.</text:p>
      <text:p text:style-name="P117">НЕТ! У них не получилось!</text:p>
      <text:p text:style-name="P117">У меня враз вспотели ладони. Держаться на верёвке стало чертовски трудно.</text:p>
      <text:p text:style-name="P117">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7">Этот самоубийственный поступок фермерши я могу объяснить только полным отсутствием у неё опыта лазания по канатам.</text:p>
      <text:p text:style-name="P117">Эпплджек отклонилась от парапета и со вскриком начала съезжать вниз. Ноутбук выскользнул из пальцев Флаттершай. Фермерша, почти отпустившая его, в отчаянной попытке удержать ноутбук, отклонилась ещё больше и перевернулась на верёвке вниз головой.</text:p>
      <text:p text:style-name="P117">Я к этому времени приблизился к ней на расстояние в половину своего роста. 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вся наша «гирлянда», в свою очередь, начала скользить вниз с нарастающей скоростью. Жжение в паху и локтевом сгибе отмечало наш путь вниз.</text:p>
      <text:p text:style-name="P117">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7">Бляблябляблябля!!!</text:p>
      <text:p text:style-name="P117">БУДЕМ ЖИВЫ — СТАНУ АЛЬПИНИСТОМ!!!</text:p>
      <text:p text:style-name="P117">БЛЯ!!!…</text:p>
      <text:p text:style-name="P117">Верёвка закончилась. Наконец-то у меня появилось время для паники. Я судорожно обнял Эпплджек, закрыл глаза и приготовился…</text:p>
      <text:p text:style-name="P117"/>
      <text:p text:style-name="P117">…</text:p>
      <text:p text:style-name="P117"/>
      <text:p text:style-name="P117">Захват поперёк груди и сильный рывок выдавили из меня остатки дыхания.</text:p>
      <text:p text:style-name="P117">– ОТПУСТИ КОБЫЛУ!!! – загрохотало мне в ухо.</text:p>
      <text:p text:style-name="P117">Я открыл глаза.</text:p>
      <text:p text:style-name="P117">Перед носом плавными рывками уходили вниз окна этажей. Порывы вихрей от взмахов <text:span text:style-name="T35">разномастных</text:span> крыльев трепали волосы и выдавливали слёзы из глаз. Тупая боль гнездилась в сожжёных верёвкой суставах.</text:p>
      <text:p text:style-name="P134"><text:soft-page-break/>Я чуть поднял глаза и уставился в кривую морду драконикуса.</text:p>
      <text:p text:style-name="P134">– Отпусти Эпплджек. Я её держу. – повторил Дискорд. – Мне сбалансироваться надо. Вы не такие уж и лёгкие.</text:p>
      <text:p text:style-name="P134">Да, это был именно тот Дискорд из Эквестрии — безумное нескладное существо огромной магической силы. 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34"/>
      <text:p text:style-name="P134">Ветер гулял между тарелок спутниковых антенн, вырывал слова из уст и уносил их прочь. Зарёванная Флаттершай обнималась с Эпплджек, Дискордом и мной. В конце-концов Дискорд неожиданно мягко произнёс:</text:p>
      <text:p text:style-name="P134">– эмм… Флатти, дорогая, нам пора. Я слышу шаги на лестнице. Скорее всего, они обнаружили верёвку и поднимаются сюда. Не говоря уже о том, что до закрытия коридора осталось семь минут…</text:p>
      <text:p text:style-name="P134"/>
      <text:p text:style-name="P134">На длинной шее драконикуса разместились Эпплджек и Флаттершай. Я, для сохранения баланса, разместился позади крыльев.</text:p>
      <text:p text:style-name="P134">Дискорд расправил крылья и начал короткую пробежку к краю.</text:p>
      <text:p text:style-name="P134"><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34">…ограда края крыши промелькнула под нами внизу…</text:p>
      <text:p text:style-name="P134"><text:span text:style-name="T11">– …</text:span>собственно, на дольше у меня не хватит магии…</text:p>
      <text:p text:style-name="P134"/>
      <text:p text:style-name="P134">Мы летели навстречу закату.</text:p>
      <text:p text:style-name="P134"/>
      <text:p text:style-name="P134">…</text:p>
      <text:p text:style-name="P134"/>
      <text:p text:style-name="P134">По прямой до моего дома лететь было всего ничего. Оглянувшись назад, я заметил, как открылась дверь машинного отделения лифта, и на крышу начали выскакивать тёмные фигуры.</text:p>
      <text:p text:style-name="P134"><text:span text:style-name="T11">– </text:span>Ю-ху-у-у!!!</text:p>
      <text:p text:style-name="P134">Эпплджек рассмеялась и с разворота запустила шляпу назад. Та упала под ноги смайлолицым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34">Впереди по курсу увеличивалась громада моей высотки.</text:p>
      <text:p text:style-name="P134">Дискорд летел прямо на разрыв в ограждении, пробитый два месяца назад коридором в Эквестрию. Чуть выше разрыва, за краем крыши, воздух дрожал и переливался на грани видимости. </text:p>
      <text:p text:style-name="P134"/>
      <text:p text:style-name="P134"/>
      <text:p text:style-name="P134">Это искажение имело </text:p>
      <text:p text:style-name="P13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53">– Пристегните ремни! – проревел Дискорд, резко ускоряясь. – Будет весело!!!</text:p>
      <text:p text:style-name="P15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53">– ВНИМАНИЕ!!! – заорал Дискорд, сложил крылья и врезался в шар.</text:p>
      <text:p text:style-name="P156"/>
      <text:p text:style-name="P156"/>
      <text:p text:style-name="P156"/>
      <text:p text:style-name="P14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62"/>
      <text:p text:style-name="P3"/>
      <text:p text:style-name="P1"><text:span text:style-name="T39">&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9">&gt;</text:span></text:p>
      <text:p text:style-name="P57"/>
      <text:p text:style-name="P46">&lt;<text:span text:style-name="T25">- А ты сам-то что чувствуешь?</text:span></text:p>
      <text:p text:style-name="P35">-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5">...</text:p>
      <text:p text:style-name="P32">-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2"><text:span text:style-name="T1">- Не знаю, не отслеживал. Я ведь не брони!</text:span>&gt;</text:p>
      <text:p text:style-name="P32"/>
      <text:p text:style-name="P32">&lt; - <text:span text:style-name="T1">Возможно, в другой раз, в другое время...</text:span></text:p>
      <text:p text:style-name="P35">- Ну уж нет! Я завязываю с конеёбством!</text:p>
      <text:p text:style-name="P46"><text:span text:style-name="T25">- Посмотрим... Хи-хи...</text:span>&gt;</text:p>
      <text:p text:style-name="P46"/>
      <text:p text:style-name="P45">&lt;<text:span text:style-name="T25"> </text:span><text:span text:style-name="T24">-</text:span><text:span text:style-name="T25">Я не умею! Давай ты напишешь!</text:span></text:p>
      <text:p text:style-name="P45"><text:span text:style-name="T24">- </text:span><text:span text:style-name="T25">Фигушки! Подрядил меня татухи поням рисовать — сам теперь фанфик пиши!</text:span>&gt;</text:p>
      <text:p text:style-name="P55"/>
      <text:p text:style-name="P45">&lt;<text:span text:style-name="T25">В сцене прощания (во сне) — Р.Д. в будущем будет стрематься поебушек с человеками, чтобы не испытывать горечи расставания. Но: </text:span></text:p>
      <text:p text:style-name="P45"><text:span text:style-name="T25">- Учти, я ни капельки не жалею о наших поебушках! Но в будущем буду их стрематься. Это очень больно — вот так расставаться</text:span>&gt;</text:p>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4">(про Макса в сне-прощании)</text:p>
      <text:p text:style-name="P34">Я — Дискорд, и я говорю вам: он вернётся Я подсоблю вам, касатикам, хе-хе!</text:p>
      <text:p text:style-name="P55"/>
      <text:p text:style-name="P151"><text:span text:style-name="T11"><text:s/>&lt;</text:span><text:span text:style-name="T28"> - </text:span><text:span text:style-name="T24">Я не могу быть вашим спасителем! Я намного хуже и испорченнее вас!</text:span><text:span text:style-name="T11">&gt;</text:span></text:p>
      <text:p text:style-name="P152"><text:soft-page-break/></text:p>
      <text:p text:style-name="P45">&lt;<text:span text:style-name="T25">Луна говорит Максу в прощальном сне:</text:span></text:p>
      <text:p text:style-name="P45"><text:span text:style-name="T25">- Прости, что хотела убить тебя. Я ослабела и Найтмэр на время одержала верх</text:span>&gt;</text:p>
      <text:p text:style-name="P55"/>
      <text:p text:style-name="P45">&lt;<text:span text:style-name="T25">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1">&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3">-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2"/>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3"/>
      <text:p text:style-name="P9">***</text:p>
      <text:p text:style-name="P141"/>
      <text:p text:style-name="P1">&lt;<text:span text:style-name="T31">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0">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0">Внезапно он открыл глаза и посмотрел на экран. В глазах его отражалась цепочка пони, как у прыгнувшей за миг до того в экран пони.</text:p>
      <text:p text:style-name="P30">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2"/>
      <text:h text:style-name="P176" text:outline-level="2">Рейд пони-рэйнджеров</text:h>
      <text:p text:style-name="P91"/>
      <text:p text:style-name="P91"><text:span text:style-name="T1">&lt;</text:span><text:span text:style-name="T2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text:span text:style-name="T1">&gt;</text:span></text:p>
      <text:p text:style-name="P92"/>
      <text:h text:style-name="P176" text:outline-level="2">Поиск решения</text:h>
      <text:p text:style-name="P142"/>
      <text:p text:style-name="P91"><text:span text:style-name="T11">&lt;</text:span><text:span text:style-name="T24">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oft-page-break/><text:span text:style-name="T24">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1">&gt;</text:span></text:p>
      <text:p text:style-name="P91"/>
      <text:h text:style-name="P177" text:outline-level="2"/>
      <text:p text:style-name="P156"/>
      <text:p text:style-name="P153"/>
      <text:p text:style-name="P156"/>
      <text:h text:style-name="P172" text:outline-level="1">Беседа за столиком в ночи</text:h>
      <text:p text:style-name="P143">&lt;<text:span text:style-name="T62">Queen - Flash</text:span>&gt;</text:p>
      <text:p text:style-name="P104">Из-за заинтересованности Эквуса в Максе, тому не приходится прилагать усилий для 34 — на что ему указывает Анакорн</text:p>
      <text:p text:style-name="P10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2"><text:span text:style-name="T1">– </text:span>Анакорн. <text:span text:style-name="T1">– о</text:span>трекомендовался он. <text:span text:style-name="T11">– </text:span><text:span text:style-name="T1">Демиург.</text:span></text:p>
      <text:p text:style-name="P102"><text:span text:style-name="T1">– </text:span>П-привет. Макс. <text:span text:style-name="T1">– в</text:span> смятении представился я.</text:p>
      <text:p text:style-name="P10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6"><text:soft-page-break/></text:p>
      <text:p text:style-name="P102"><text:span text:style-name="T1">&lt;</text:span><text:span text:style-name="T2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5">дело даже не в магии — она во многих молодых мирах есть). Дело в нестыковках, несуразицах и нелепицах.</text:span><text:span text:style-name="T1">&gt;</text:span></text:p>
      <text:p text:style-name="P106"/>
      <text:p text:style-name="P10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2"><text:span text:style-name="T1">Юноша</text:span> закинул ногу за ногу и пытливо смотрел на меня, играя карандашём .</text:p>
      <text:p text:style-name="P102">Я совсем запутался.</text:p>
      <text:p text:style-name="P102"><text:span text:style-name="T1">– </text:span>Какая проблема? Какое решение? Кто ты <text:span text:style-name="T1">вообще</text:span>?</text:p>
      <text:p text:style-name="P102"><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0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6">– Стоп, не торопись. – у меня голова пошла кругом от информации. – Я ничего не понял. Какие-такие проблемы? Какие варианты? Зачем его поддерживать?</text:p>
      <text:p text:style-name="P106">Анакорн недовольно поморщился, но продолжил.</text:p>
      <text:p text:style-name="P10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6"/>
      <text:p text:style-name="P10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1">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text:soft-page-break/>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8"/>
      <text:p text:style-name="P106">Ключевое слово - <text:span text:style-name="T33">непротиворечивому</text:span></text:p>
      <text:p text:style-name="P106"/>
      <text:p text:style-name="P10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6">На голограмме появилась солнечная система Эквуса. Почему-то в центре системы был сам Эквус. Вокруг него вращались солнце и луна.</text:p>
      <text:p text:style-name="P106">Анакорн плюхнулся обратно в кресло и схватился за голову. Потом, немного успокоившись, продолжил.</text:p>
      <text:p text:style-name="P10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6">Анакорн отпил из стакана и продолжил.</text:p>
      <text:p text:style-name="P10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5">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6">Анакорн постучал по столику указкой. Солнечная система увеличилась, оставив в поле зрения только шар Эквуса.</text:p>
      <text:p text:style-name="P10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5">старом аналоговом телевизоре.</text:span></text:p>
      <text:p text:style-name="P109">Ко мне наконец-то пришло понимание ситуации.</text:p>
      <text:p text:style-name="P10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6">Анакорн смутился.</text:p>
      <text:p text:style-name="P10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6">(<text:span text:style-name="T2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6"><text:span text:style-name="T22">– Сам ты раздолбай! – произнёс, наконец, Свирл</text:span>)</text:p>
      <text:p text:style-name="P106">… И создали вы его достаточно топорно — видишь, он трещит по швам.</text:p>
      <text:p text:style-name="P106">– Хмм. То есть, это брони создали Эквус?</text:p>
      <text:p text:style-name="P10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6">Я вспомнил события последнего года <text:span text:style-name="T11">&lt;</text:span>упомянуть в эпизоде на Терре, что МЛП-сериал закрылся год назад<text:span text:style-name="T11">&gt;</text:span></text:p>
      <text:p text:style-name="P10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6">Анакорн с такой силой сжал карандаш, что он хрустнул.</text:p>
      <text:p text:style-name="P10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6"/>
      <text:p text:style-name="P106"/>
      <text:p text:style-name="P10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4">– </text:p>
      <text:p text:style-name="P106"><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9">– Верни Рэйнбоу!!!</text:p>
      <text:p text:style-name="P109">Обломки карандаша выпали из кулака Анакорна на столик.</text:p>
      <text:p text:style-name="P109">– Э-э-э… м-м-м… ну-у-у... Нельзя сказать, что это совсем невыполнимо… Но, прямо скажу, задачка не для студента!</text:p>
      <text:p text:style-name="P109">– А ты студент?</text:p>
      <text:p text:style-name="P10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9">– Нет. Плата остаётся неизменной. Тут мы квиты. У меня тоже мало шансов помочь тебе — я не имею ни малейшего понятия, как это сделать.</text:p>
      <text:p text:style-name="P109">Ставшие почти прозрачными стены комнаты снова обрели материальность. Анакорн пожал плечами и протянул мне руку через столик.</text:p>
      <text:p text:style-name="P10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9">Я задумался.</text:p>
      <text:p text:style-name="P10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9">Анакорн почесал в затылке.</text:p>
      <text:p text:style-name="P109">– А кьютимарки? Как, <text:span text:style-name="T11">&lt;</text:span><text:span text:style-name="T28">чёрт</text:span><text:span text:style-name="T11">&gt;</text:span> меня побери, объяснить кьютимарки?</text:p>
      <text:p text:style-name="P109">– А кьютимарки ты сам даришь пони, когда распознаёшь их жизненное предназначение.</text:p>
      <text:p text:style-name="P10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9">Я пожал плечами.</text:p>
      <text:p text:style-name="P109">– А по-другому я не могу объяснить их появление. К сожалению.</text:p>
      <text:p text:style-name="P16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63">– Хорошо. Уболтал. Кьютимарки беру на себя. Так и знал, что мне самое трудное достанется!</text:p>
      <text:p text:style-name="P16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63">Анакорн проследил мой взгляд.</text:p>
      <text:p text:style-name="P163">– Нечего так смотреть. Если я стану применять магию вместо ловкости, теряется весь смысл упражнения... О, глянь-ка на Эквус!</text:p>
      <text:p text:style-name="P16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6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63"/>
      <text:p text:style-name="P165">Да, т<text:span text:style-name="T5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6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66"/>
      <text:p text:style-name="P16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65"/>
      <text:p text:style-name="P165"/>
      <text:p text:style-name="P163"><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164">–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64">– Не понял? Это как? Как ты совместишь разрушенную магическими войнами Эквестрию с романтически-сексуальным раем для попаданцев?</text:p>
      <text:p text:style-name="P164"><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64">Анакорн долго мусолил карандаш, а потом вдруг заржал.</text:p>
      <text:p text:style-name="P164"><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64"><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64">Анакорн примирительно похлопал меня по плечу.</text:p>
      <text:p text:style-name="P164"><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64">Я подозрительно посмотрел на Анакорна.</text:p>
      <text:p text:style-name="P164"><text:span text:style-name="T11">– </text:span>Какой ещё, нафиг, «мой фанфик»? Я никакого фанфика не писал. И не собираюсь, вообще-то.</text:p>
      <text:p text:style-name="P164">Анакорн ехидно ухмыльнулся и откинулся в кресле, переплетя пальцы за затылком.</text:p>
      <text:p text:style-name="P164"><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63"><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63"><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63"><text:span text:style-name="T11">– </text:span>Факн щит<text:note text:id="ftn13" text:note-class="footnote"><text:note-citation>13</text:note-citation><text:note-body><text:p text:style-name="P15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63">Анакорн развёл руками.</text:p>
      <text:p text:style-name="P163"><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63"><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6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63">Анакорн, глядя на мои терзания, понимающе кивнул и продолжил.</text:p>
      <text:p text:style-name="P106">– Эквусу позарез нужна помощь. И он надеется получить эту помощь от тебя. Видишь, он из кожи вон лезет, чтобы тебе понравиться.</text:p>
      <text:p text:style-name="P104">Он старался тебя рассмешить и показать себя с лучшей стороны. К сожалению, надлого его не хватило — к твоему прибытию он был на грани...</text:p>
      <text:p text:style-name="P106">Тебе не приходилось заботиться о жилье и питании, ты нравишься кобылкам...</text:p>
      <text:p text:style-name="P106">– Гм! Я бы попросил тебя не касаться моих отношений с Рэйнбоу!</text:p>
      <text:p text:style-name="P10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6">У меня сердце буквально ухнуло куда-то вниз, в область желудка.</text:p>
      <text:p text:style-name="P10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0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6">– Та ладно, не утешай. Я не маленький ребёнок. Долг платежом красен. Сделаю то, что ты хочешь. Как сумею.</text:p>
      <text:p text:style-name="P10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6">Анакорн наблюдал за мной без улыбки. По его нейтральному выражению лица невозможно было догадаться, о чём он думает.</text:p>
      <text:p text:style-name="P106">– Ну вот и отлично. Рад, что мы наконец-то пришли к сделке.</text:p>
      <text:p text:style-name="P11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0">– Пора закругляться. Ты начинаешь сгорать. Надо утрясти последние детали, пока ещё есть пару минут.</text:p>
      <text:p text:style-name="P106">– Валяй. Я тебя внимательно слушаю.</text:p>
      <text:p text:style-name="P10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4">Такова природа низкоэнергетических монад</text:span>.</text:p>
      <text:p text:style-name="P106">– А я разве сплю?</text:p>
      <text:p text:style-name="P106"><text:soft-page-break/>– Сейчас — нет. Но как только мы закроем сделку — проснёшься. Потому что нет иного способа вернуть тебя в реальный мир.</text:p>
      <text:p text:style-name="P106">– Эээ, постой. А как я в Эквестрию и обратно возвращался?</text:p>
      <text:p text:style-name="P10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6">Так вот, возвращать тебя обратно в твой мир я не буду. </text:p>
      <text:p text:style-name="P106">Во-первых, может возникнуть временная <text:span text:style-name="T11">&lt;</text:span><text:span text:style-name="T24">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6">– Ты ещё увидишь пару снов на прощание. Удачи!</text:p>
      <text:p text:style-name="P106"/>
      <text:p text:style-name="P111">&lt;<text:span text:style-name="T1">- Но если миры Эквестрии станут существовать — появятся и те из них, в которых тьма страданий, постапокалипсис.</text:span></text:p>
      <text:p text:style-name="P111"><text:span text:style-name="T1">- И это лучше, чем не существовать, поверь</text:span>&gt;</text:p>
      <text:p text:style-name="P107">***</text:p>
      <text:p text:style-name="P107"/>
      <text:p text:style-name="P106">&lt;<text:span text:style-name="T24">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6"/>
      <text:p text:style-name="P106">– Привет, Макс. – образ Селестии снова реял передо мной, как <text:span text:style-name="T11">&lt;</text:span><text:span text:style-name="T24">полгода</text:span><text:span text:style-name="T11">&gt;</text:span> назад. – Я хочу поблагодарить тебя за всё.</text:p>
      <text:p text:style-name="P106">– Пожалста. – ответил я безучастно. – Всегда рад. Только Вам не нужно было ТАК распинаться, чтобы заручиться моей помощью.</text:p>
      <text:p text:style-name="P106">Селестия на мгновение смутилась, но продолжила.</text:p>
      <text:p text:style-name="P106">&lt;<text:span text:style-name="T24"> - Ты морочила мне яйца, чтобы заинтересовать? Всё, как Свирл указал?</text:span></text:p>
      <text:p text:style-name="P104">– Пожалуйста! <text:span text:style-name="T35">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4"><text:soft-page-break/>Я покачал головой.</text:p>
      <text:p text:style-name="P10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4">- Поверь, Макс, всё не так, как ты думаешь! Если бы у меня был шанс переиграть всё по новому! Клянусь, всё было бы совсем по другому!</text:p>
      <text:p text:style-name="P106"><text:span text:style-name="T24">- Это точно! Было бы точно всё по другому, я с конеёбством завязываю!</text:span>&gt;</text:p>
      <text:p text:style-name="P106">– <text:s text:c="2"/>За благополучие Эквестрии я бы и не ТАК разопнулась.<text:span text:style-name="T11"> Я</text:span><text:span text:style-name="T2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53">Селестия кивнула, соглашаясь, и образ её начал меркнуть.</text:p>
      <text:p text:style-name="P156">– <text:span text:style-name="T1">Окей. Будь счастлив и... спасибо тебе за всё, Макс.</text:span></text:p>
      <text:p text:style-name="P113">Мне очень хочется, чтобы мы смогли встретиться в другое время, при других обстоятельствах. Быть может, у нас всё было бы по иному.</text:p>
      <text:p text:style-name="P153">…</text:p>
      <text:p text:style-name="P15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53">Он нахлобучил на себя невесть откуда взявшуюся двууголку.</text:p>
      <text:p text:style-name="P153">– Как вам это нравится, господа?! Дискорд — спаситель Эквестрии! А ведь звучит!!! Разрешите откланяться!..</text:p>
      <text:p text:style-name="P153"/>
      <text:list xml:id="list564351074781149491" text:style-name="L5">
        <text:list-header>
          <text:p text:style-name="P188">(<text:span text:style-name="T32">Луна — как повелительница снов, слышала разговор Макса с Анакорном</text:span>)</text:p>
          <text:p text:style-name="P189"/>
        </text:list-header>
      </text:list>
      <text:p text:style-name="P155">***</text:p>
      <text:p text:style-name="P102"><text:span text:style-name="T1">–</text:span> Ты?..</text:p>
      <text:p text:style-name="P102"><text:span text:style-name="T1">–</text:span> Ты??!</text:p>
      <text:p text:style-name="P102"><text:span text:style-name="T1">–</text:span> Ты мне снишься??</text:p>
      <text:p text:style-name="P102"><text:span text:style-name="T1">–</text:span> Это ты мне снишься!!</text:p>
      <text:p text:style-name="P102"><text:span text:style-name="T1">–</text:span> Неважно… Пусть мы друг-другу снимся… Ты как, Дэш?</text:p>
      <text:p text:style-name="P102"><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5">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102"><text:span text:style-name="T26">- Точно? Ну офигеть! </text:span>А ты как?</text:p>
      <text:p text:style-name="P102"><text:span text:style-name="T1">–</text:span> И я в порядке. Вот, возвращаюсь в свой мир. Ну, не совсем в свой. Почти в свой.</text:p>
      <text:p text:style-name="P102"><text:span text:style-name="T1">–</text:span> Навсегда?</text:p>
      <text:p text:style-name="P102"><text:span text:style-name="T1">–</text:span> Скорее всего, да.</text:p>
      <text:p text:style-name="P102"><text:span text:style-name="T1">–</text:span> Это плохо. Я хотела тебе сказать…</text:p>
      <text:p text:style-name="P102"><text:span text:style-name="T1">–</text:span> Не надо, Дэш. Не стоит терзать себя. Мне тоже очень хотелось остаться. Но так надо. Мне очень жаль…</text:p>
      <text:p text:style-name="P10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2"><text:span text:style-name="T1">–</text:span> И тебя, и Твайлайт, и Рэрити, и Селестию, и всех-всех-всех… Таковы правила.</text:p>
      <text:p text:style-name="P102"><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2">Я опустил руку на шею Дэш и ощутил теплоту и лёгкое покалывание в пустоте.</text:p>
      <text:p text:style-name="P102"><text:span text:style-name="T11">–</text:span> Мне кажется, Дэш, <text:span text:style-name="T1">м</text:span>ы найдём способ связаться. Рано или поздно.</text:p>
      <text:p text:style-name="P102"><text:span text:style-name="T1">–</text:span> И лучше рано, чем поздно! Я не люблю ждать!</text:p>
      <text:p text:style-name="P102"><text:span text:style-name="T1">–</text:span> Да, Дэш. <text:span text:style-name="T1">–</text:span> её образ начал таять. <text:span text:style-name="T1">–</text:span> Да, я помню. Я всё ещё помню…</text:p>
      <text:p text:style-name="P102"/>
      <text:h text:style-name="P176" text:outline-level="2">Земля</text:h>
      <text:p text:style-name="P105">&lt;<text:span text:style-name="T62">Daft Punk – Get Lucky</text:span>&gt;</text:p>
      <text:p text:style-name="P105"/>
      <text:p text:style-name="P99">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99"><text:span text:style-name="T1">Я нашарил ногами тапки и пошёл в ванную. Проходя мимо стола, зацепился взглядом за</text:span> эскиз <text:span text:style-name="T1">рисунка</text:span>.</text:p>
      <text:p text:style-name="P9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0">Доставая из стола ключи от машины, опять наткнулся взглядом на эскиз.</text:p>
      <text:p text:style-name="P10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0">Назову-ка я фантазию «Последний фанфик»…</text:p>
      <text:p text:style-name="P100"/>
      <text:p text:style-name="P100"/>
      <text:p text:style-name="P100"/>
      <text:p text:style-name="P102"/>
      <text:p text:style-name="P102"/>
      <text:p text:style-name="P102"/>
      <text:p text:style-name="P10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2"/>
      <text:p text:style-name="P10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2"/>
      <text:p text:style-name="P91">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4-25T00:46:50.61</dc:date>
    <meta:editing-duration>P121DT13H26M34S</meta:editing-duration>
    <meta:editing-cycles>7275</meta:editing-cycles>
    <meta:generator>OpenOffice/4.1.1$Win32 OpenOffice.org_project/411m6$Build-9775</meta:generator>
    <dc:creator>макс </dc:creator>
    <meta:document-statistic meta:table-count="0" meta:image-count="0" meta:object-count="0" meta:page-count="193" meta:paragraph-count="4106" meta:word-count="89492" meta:character-count="569634"/>
  </office:meta>
</office:document-meta>
</file>